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2.25cm"/>
    </style:style>
    <style:style style:name="co2" style:family="table-column">
      <style:table-column-properties fo:break-before="auto" style:column-width="5.3cm"/>
    </style:style>
    <style:style style:name="co3" style:family="table-column">
      <style:table-column-properties fo:break-before="auto" style:column-width="2.258cm"/>
    </style:style>
    <style:style style:name="ro1" style:family="table-row">
      <style:table-row-properties style:row-height="0.52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7" style:family="table-cell" style:parent-style-name="Default">
      <style:table-cell-properties fo:background-color="#dedce6"/>
      <style:text-properties style:font-name="Gentium Book Plus" fo:font-size="12pt" fo:font-weight="bold" style:font-size-asian="12pt" style:font-weight-asian="bold" style:font-size-complex="12pt" style:font-weight-complex="bold"/>
    </style:style>
    <style:style style:name="ce18" style:family="table-cell" style:parent-style-name="Default">
      <style:table-cell-properties fo:background-color="transparent"/>
      <style:text-properties style:font-name="Gentium Book Plus" fo:font-size="12pt" fo:font-weight="bold" style:font-size-asian="12pt" style:font-weight-asian="bold" style:font-size-complex="12pt" style:font-weight-complex="bold"/>
    </style:style>
    <style:style style:name="ce19" style:family="table-cell" style:parent-style-name="Default">
      <style:table-cell-properties fo:background-color="#dedce6"/>
      <style:text-properties style:font-name="Gentium Book Plus" fo:font-size="12pt" style:font-size-asian="12pt" style:font-size-complex="12pt"/>
    </style:style>
    <style:style style:name="ce20" style:family="table-cell" style:parent-style-name="Default">
      <style:table-cell-properties fo:background-color="#dde8cb"/>
      <style:text-properties style:font-name="Gentium Book Plus" fo:font-size="12pt" style:font-size-asian="12pt" style:font-size-complex="12pt"/>
    </style:style>
    <style:style style:name="ce21" style:family="table-cell" style:parent-style-name="Default">
      <style:table-cell-properties fo:background-color="#ffd8ce"/>
      <style:text-properties style:font-name="Gentium Book Plus" fo:font-size="12pt" style:font-size-asian="12pt" style:font-size-complex="12pt"/>
    </style:style>
    <style:style style:name="ce22" style:family="table-cell" style:parent-style-name="Default">
      <style:table-cell-properties fo:background-color="#e0c2cd"/>
      <style:text-properties style:font-name="Gentium Book Plus" fo:font-size="12pt" style:font-size-asian="12pt" style:font-size-complex="12pt"/>
    </style:style>
    <style:style style:name="ce23" style:family="table-cell" style:parent-style-name="Default">
      <style:table-cell-properties fo:background-color="#e0c2cd"/>
      <style:text-properties style:font-name="Gentium Book Plus" fo:font-size="12pt" fo:font-style="normal" style:font-size-asian="12pt" style:font-style-asian="normal" style:font-size-complex="12pt" style:font-style-complex="normal"/>
    </style:style>
    <style:style style:name="ce24" style:family="table-cell" style:parent-style-name="Default">
      <style:table-cell-properties fo:background-color="#ffd7d7"/>
      <style:text-properties style:font-name="Gentium Book Plus" fo:font-size="12pt" style:font-size-asian="12pt" style:font-size-complex="12pt"/>
    </style:style>
    <style:style style:name="ce25" style:family="table-cell" style:parent-style-name="Default">
      <style:table-cell-properties fo:background-color="#ffffd7"/>
      <style:text-properties style:font-name="Gentium Book Plus" fo:font-size="12pt" style:font-size-asian="12pt" style:font-size-complex="12pt"/>
    </style:style>
    <style:style style:name="ce26" style:family="table-cell" style:parent-style-name="Default">
      <style:table-cell-properties fo:background-color="#dee6ef"/>
      <style:text-properties style:font-name="Gentium Book Plus" fo:font-size="12pt" style:font-size-asian="12pt" style:font-size-complex="12pt"/>
    </style:style>
    <style:style style:name="ce27" style:family="table-cell" style:parent-style-name="Default">
      <style:table-cell-properties fo:background-color="#ffdbb6"/>
      <style:text-properties style:font-name="Gentium Book Plus" fo:font-size="12pt" style:font-size-asian="12pt" style:font-size-complex="12pt"/>
    </style:style>
    <style:style style:name="ce28" style:family="table-cell" style:parent-style-name="Default">
      <style:table-cell-properties fo:background-color="#dee7e5"/>
      <style:text-properties style:font-name="Gentium Book Plus" fo:font-size="12pt" style:font-size-asian="12pt" style:font-size-complex="12pt"/>
    </style:style>
    <style:style style:name="ce29" style:family="table-cell" style:parent-style-name="Default">
      <style:text-properties style:font-name="Gentium Book Plus" fo:font-size="12pt" style:font-size-asian="12pt" style:font-size-complex="12pt"/>
    </style:style>
    <style:style style:name="ce30" style:family="table-cell" style:parent-style-name="Default">
      <style:text-properties style:font-name="Gentium Book Plus" fo:font-size="12pt" fo:font-style="italic" style:font-size-asian="12pt" style:font-style-asian="italic" style:font-size-complex="12pt" style:font-style-complex="italic"/>
    </style:style>
    <style:style style:name="ce31" style:family="table-cell" style:parent-style-name="Default">
      <style:text-properties style:font-name="Gentium Book Plus" fo:font-size="12pt" fo:font-style="italic" style:font-name-asian="Noto Sans CJK SC1" style:font-size-asian="12pt" style:font-style-asian="italic" style:font-name-complex="Times New Roman" style:font-size-complex="12pt" style:font-style-complex="italic"/>
    </style:style>
    <style:style style:name="ce32" style:family="table-cell" style:parent-style-name="Default">
      <style:text-properties style:font-name="Gentium Book Plus" fo:font-size="12pt" fo:font-style="italic" style:font-name-asian="Noto Sans CJK SC1" style:font-size-asian="12pt"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style:use-window-font-color="true" fo:font-size="12pt" style:letter-kerning="true" fo:language="en" fo:country="AU" style:language-asian="zh" style:country-asian="CN" style:language-complex="hi" style:country-complex="IN" style:font-size-asian="12pt" style:font-size-complex="12pt"/>
    </style:style>
    <style:style style:name="T3" style:family="text">
      <style:text-properties style:font-name="Gentium Book Plus" fo:font-size="12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italic" style:font-style-asian="italic" style:font-style-complex="italic"/>
    </style:style>
    <style:style style:name="T5" style:family="text">
      <style:text-properties style:font-name="Gentium Book Plus" fo:font-size="12pt" fo:font-weight="normal" style:text-underline-style="none" style:text-underline-color="font-color" style:text-line-through-type="none" style:text-outline="false" fo:text-shadow="none" style:text-line-through-mode="continuous" fo:language="en" fo:country="AU" style:language-asian="zh" style:country-asian="CN" style:language-complex="hi" style:country-complex="IN" style:font-name-asian="Noto Sans CJK SC" style:font-name-complex="Lohit Devanagari" style:font-size-asian="12pt" style:font-size-complex="12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number-columns-repeated="7" table:default-cell-style-name="ce29"/>
        <table:table-column table:style-name="co3" table:number-columns-repeated="1014" table:default-cell-style-name="Default"/>
        <table:table-row table:style-name="ro1">
          <table:table-cell table:style-name="ce17" office:value-type="string" calcext:value-type="string">
            <text:p>coprosize v1.0.4 Copyright 2022–2023 Piotr Bajdek</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Supplement 2. Scat diameters and body masses</text:p>
          </table:table-cell>
          <table:table-cell table:style-name="ce17" table:number-columns-repeated="6"/>
          <table:table-cell table:style-name="ce19"/>
          <table:table-cell table:number-columns-repeated="1014"/>
        </table:table-row>
        <table:table-row table:style-name="ro1">
          <table:table-cell table:style-name="ce17" office:value-type="string" calcext:value-type="string">
            <text:p>Bajdek, P., 2023. coprosize (version 1.0.4). [computer software] <text:a xlink:href="https://github.com/piotrbajdek/coprosize" xlink:type="simple">https://github.com/piotrbajdek/coprosize</text:a></text:p>
          </table:table-cell>
          <table:table-cell table:style-name="ce17" table:number-columns-repeated="6"/>
          <table:table-cell table:style-name="ce19"/>
          <table:table-cell table:number-columns-repeated="1014"/>
        </table:table-row>
        <table:table-row table:style-name="ro1">
          <table:table-cell table:style-name="ce18" table:number-columns-repeated="7"/>
          <table:table-cell table:number-columns-repeated="1015"/>
        </table:table-row>
        <table:table-row table:style-name="ro1">
          <table:table-cell table:style-name="ce17" office:value-type="string" calcext:value-type="string">
            <text:p>Taxonomy</text:p>
          </table:table-cell>
          <table:table-cell table:style-name="ce17" office:value-type="string" calcext:value-type="string">
            <text:p>Species</text:p>
          </table:table-cell>
          <table:table-cell table:style-name="ce17" office:value-type="string" calcext:value-type="string">
            <text:p>Primary diet</text:p>
          </table:table-cell>
          <table:table-cell table:style-name="ce17" office:value-type="string" calcext:value-type="string">
            <text:p>Mean scat diameter (mm)</text:p>
          </table:table-cell>
          <table:table-cell table:style-name="ce17" office:value-type="string" calcext:value-type="string">
            <text:p>Mean adult body mass (kg)</text:p>
          </table:table-cell>
          <table:table-cell table:style-name="ce17" office:value-type="string" calcext:value-type="string">
            <text:p>Reference (scat diameter)</text:p>
          </table:table-cell>
          <table:table-cell table:style-name="ce17" office:value-type="string" calcext:value-type="string">
            <text:p>Reference (body mass)</text:p>
          </table:table-cell>
          <table:table-cell table:style-name="ce17" office:value-type="string" calcext:value-type="string">
            <text:p>Remarks</text:p>
          </table:table-cell>
          <table:table-cell table:number-columns-repeated="1014"/>
        </table:table-row>
        <table:table-row table:style-name="ro1">
          <table:table-cell table:style-name="ce19" office:value-type="string" calcext:value-type="string">
            <text:p>Amniota, Mammalia, Marsupialia, Didelphimorphia</text:p>
          </table:table-cell>
          <table:table-cell table:style-name="ce30" office:value-type="string" calcext:value-type="string">
            <text:p>Didelphis marsupialis</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5" calcext:value-type="float">
            <text:p>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vulpecula</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2.85" calcext:value-type="float">
            <text:p>2.85</text:p>
          </table:table-cell>
          <table:table-cell office:value-type="string" calcext:value-type="string">
            <text:p><text:a xlink:href="http://www.windellama.com.au/wild/Wild_Windellama_June_2005.html" xlink:type="simple">http://www.windellama.com.au/wild/Wild_Windellama_June_2005.html</text:a></text:p>
          </table:table-cell>
          <table:table-cell office:value-type="string" calcext:value-type="string">
            <text:p>Meyer, G. 2000. "Trichosurus vulpecula" (On-line), Animal Diversity Web. Accessed June 07, 2022 at <text:a xlink:href="https://animaldiversity.org/accounts/Trichosurus_vulpecula/" xlink:type="simple">https://animaldiversity.org/accounts/Trichosurus_vulpecula/</text:a> </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etrogale lateralis</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05" calcext:value-type="float">
            <text:p>5.05</text:p>
          </table:table-cell>
          <table:table-cell office:value-type="string" calcext:value-type="string">
            <text:p><text:a xlink:href="https://www.wwf.org.au/news/blogs/behind-the-scenes-counting-poo-to-save-a-species" xlink:type="simple">https://www.wwf.org.au/news/blogs/behind-the-scenes-counting-poo-to-save-a-species</text:a></text:p>
          </table:table-cell>
          <table:table-cell office:value-type="string" calcext:value-type="string">
            <text:p>Seinfeld, J. 1999. "Petrogale lateralis" (On-line), Animal Diversity Web. Accessed June 07, 2022 at <text:a xlink:href="https://animaldiversity.org/accounts/Petrogale_lateralis/" xlink:type="simple">https://animaldiversity.org/accounts/Petrogale_lateralis/</text:a></text:p>
          </table:table-cell>
          <table:table-cell office:value-type="string" calcext:value-type="string">
            <text:p>none</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richosurus johnstonii</text:p>
          </table:table-cell>
          <table:table-cell table:style-name="ce20" office:value-type="string" calcext:value-type="string">
            <text:p>Herbivorous</text:p>
          </table:table-cell>
          <table:table-cell office:value-type="float" office:value="9.75" calcext:value-type="float">
            <text:p>9.75</text:p>
          </table:table-cell>
          <table:table-cell office:value-type="float" office:value="1.5" calcext:value-type="float">
            <text:p>1.5</text:p>
          </table:table-cell>
          <table:table-cell office:value-type="string" calcext:value-type="string">
            <text:p><text:a xlink:href="http://snailseyeview.blogspot.com/2011/07/marsu-poo-als.html" xlink:type="simple">http://snailseyeview.blogspot.com/2011/07/marsu-poo-als.html</text:a> </text:p>
          </table:table-cell>
          <table:table-cell office:value-type="string" calcext:value-type="string">
            <text:p>Meyer, T. 2012. "Trichosurus johnstonii" (On-line), Animal Diversity Web. Accessed June 07, 2022 at <text:a xlink:href="https://animaldiversity.org/accounts/Trichosurus_johnstonii/" xlink:type="simple">https://animaldiversity.org/accounts/Trichosurus_johnstonii/</text:a></text:p>
          </table:table-cell>
          <table:table-cell office:value-type="string" calcext:value-type="string">
            <text:p>Measured from photos (n=2).</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Phascolarctos cinereus</text:p>
          </table:table-cell>
          <table:table-cell table:style-name="ce20" office:value-type="string" calcext:value-type="string">
            <text:p>Herbivorous</text:p>
          </table:table-cell>
          <table:table-cell office:value-type="float" office:value="12.3" calcext:value-type="float">
            <text:p>12.3</text:p>
          </table:table-cell>
          <table:table-cell office:value-type="float" office:value="8.45" calcext:value-type="float">
            <text:p>8.45</text:p>
          </table:table-cell>
          <table:table-cell office:value-type="string" calcext:value-type="string">
            <text:p><text:a xlink:href="http://curiosityuntamed.blogspot.com/2012/05/koala-count.html" xlink:type="simple">http://curiosityuntamed.blogspot.com/2012/05/koala-count.html</text:a> <text:a xlink:href="http://www.windellama.com.au/wild/Wild_Windellama_June_2005.html" xlink:type="simple">http://www.windellama.com.au/wild/Wild_Windellama_June_2005.html</text:a></text:p>
          </table:table-cell>
          <table:table-cell office:value-type="string" calcext:value-type="string">
            <text:p>Dubuc, J. and D. Eckroad 1999. "Phascolarctos cinereus" (On-line), Animal Diversity Web. Accessed June 07, 2022 at <text:a xlink:href="https://animaldiversity.org/accounts/Phascolarctos_cinereus/" xlink:type="simple">https://animaldiversity.org/accounts/Phascolarctos_cinereus/</text:a></text:p>
          </table:table-cell>
          <table:table-cell office:value-type="string" calcext:value-type="string">
            <text:p>Measured from photos (n=3).</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Thylogale stigmatica</text:p>
          </table:table-cell>
          <table:table-cell table:style-name="ce20" office:value-type="string" calcext:value-type="string">
            <text:p>Herbivorous</text:p>
          </table:table-cell>
          <table:table-cell office:value-type="float" office:value="12.625" calcext:value-type="float">
            <text:p>12.625</text:p>
          </table:table-cell>
          <table:table-cell office:value-type="float" office:value="4.65" calcext:value-type="float">
            <text:p>4.6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Anani, W. 2006. "Thylogale stigmatica" (On-line), Animal Diversity Web. Accessed June 07, 2022 at <text:a xlink:href="https://animaldiversity.org/accounts/Thylogale_stigmatica/" xlink:type="simple">https://animaldiversity.org/accounts/Thylogale_stigmatica/</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Dendrolagus lumholtzi</text:p>
          </table:table-cell>
          <table:table-cell table:style-name="ce20" office:value-type="string" calcext:value-type="string">
            <text:p>Herbivorous</text:p>
          </table:table-cell>
          <table:table-cell office:value-type="float" office:value="17.125" calcext:value-type="float">
            <text:p>17.125</text:p>
          </table:table-cell>
          <table:table-cell office:value-type="float" office:value="7.85" calcext:value-type="float">
            <text:p>7.85</text:p>
          </table:table-cell>
          <table:table-cell office:value-type="string" calcext:value-type="string">
            <text:p><text:a xlink:href="http://snailseyeview.blogspot.com/2011/07/marsu-poo-als.html" xlink:type="simple">http://snailseyeview.blogspot.com/2011/07/marsu-poo-als.html</text:a></text:p>
          </table:table-cell>
          <table:table-cell office:value-type="string" calcext:value-type="string">
            <text:p>Kellner, D. 2012. "Dendrolagus lumholtzi" (On-line), Animal Diversity Web. Accessed June 07, 2022 at <text:a xlink:href="https://animaldiversity.org/accounts/Dendrolagus_lumholtzi/" xlink:type="simple">https://animaldiversity.org/accounts/Dendrolagus_lumholtzi/</text:a></text:p>
          </table:table-cell>
          <table:table-cell office:value-type="string" calcext:value-type="string">
            <text:p>Measured from photos (n=4).</text:p>
          </table:table-cell>
          <table:table-cell table:style-name="ce29" table:number-columns-repeated="1014"/>
        </table:table-row>
        <table:table-row table:style-name="ro1">
          <table:table-cell table:style-name="ce19" office:value-type="string" calcext:value-type="string">
            <text:p>Amniota, Mammalia, Marsupialia, Diprotodontia</text:p>
          </table:table-cell>
          <table:table-cell table:style-name="ce30" office:value-type="string" calcext:value-type="string">
            <text:p>Vombatus ursinus</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27.5" calcext:value-type="float">
            <text:p>27.5</text:p>
          </table:table-cell>
          <table:table-cell office:value-type="string" calcext:value-type="string">
            <text:p>Yang, P.J, Chan, M., Carver, S. and Hu, D.L.  2018. How do wombats make cubed poo? <text:a xlink:href="http://meetings.aps.org/link/BAPS.2018.DFD.E19.1" xlink:type="simple">http://meetings.aps.org/link/BAPS.2018.DFD.E19.1</text:a></text:p>
          </table:table-cell>
          <table:table-cell office:value-type="string" calcext:value-type="string">
            <text:p>Galetka, B. 2013. "Vombatus ursinus" (On-line), Animal Diversity Web. Accessed June 07, 2022 at <text:a xlink:href="https://animaldiversity.org/accounts/Vombatus_ursinus/" xlink:type="simple">https://animaldiversity.org/accounts/Vombatus_ursinus/</text:a></text:p>
          </table:table-cell>
          <table:table-cell office:value-type="string" calcext:value-type="string">
            <text:p>none</text:p>
          </table:table-cell>
          <table:table-cell table:style-name="ce29" table:number-columns-repeated="1014"/>
        </table:table-row>
        <table:table-row table:style-name="ro1">
          <table:table-cell table:style-name="ce20" office:value-type="string" calcext:value-type="string">
            <text:p>Amniota, Mammalia, Monotremata</text:p>
          </table:table-cell>
          <table:table-cell table:style-name="ce30" office:value-type="string" calcext:value-type="string">
            <text:p>Tachyglossus aculeat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5.25" calcext:value-type="float">
            <text:p>5.25</text:p>
          </table:table-cell>
          <table:table-cell office:value-type="string" calcext:value-type="string">
            <text:p><text:a xlink:href="https://wildlife.lowecol.com.au/wp-content/uploads/sites/25/Identifying-Tracks-Scats-Burrows-and-other-signs.pdf" xlink:type="simple">https://wildlife.lowecol.com.au/wp-content/uploads/sites/25/Identifying-Tracks-Scats-Burrows-and-other-signs.pdf</text:a></text:p>
          </table:table-cell>
          <table:table-cell office:value-type="string" calcext:value-type="string">
            <text:p><text:a xlink:href="https://www.environment.nsw.gov.au/resources/nature/Factsheet3Echidnas.pdf" xlink:type="simple">https://www.environment.nsw.gov.au/resources/nature/Factsheet3Echidnas.pdf</text:a></text:p>
          </table:table-cell>
          <table:table-cell office:value-type="string" calcext:value-type="string">
            <text:p>Approximat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Heterohyrax bruce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4567" calcext:value-type="float">
            <text:p>2.4567</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Heterohyrax brucei" (On-line), Animal Diversity Web. Accessed June 11, 2022 at <text:a xlink:href="https://animaldiversity.org/accounts/Heterohyrax_brucei/" xlink:type="simple">https://animaldiversity.org/accounts/Heterohyrax_brucei/</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Procavia cap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3.8" calcext:value-type="float">
            <text:p>3.8</text:p>
          </table:table-cell>
          <table:table-cell office:value-type="string" calcext:value-type="string">
            <text:p>Chame, M. 2003. Terrestrial mammal feces: a morphometric summary and description. 98 (Suppl. I): 71–94.</text:p>
          </table:table-cell>
          <table:table-cell office:value-type="string" calcext:value-type="string">
            <text:p>Linderman, E. 2011. "Procavia capensis" (On-line), Animal Diversity Web. Accessed June 11, 2022 at <text:a xlink:href="https://animaldiversity.org/accounts/Procavia_capensis/" xlink:type="simple">https://animaldiversity.org/accounts/Procavia_capensis/</text:a></text:p>
          </table:table-cell>
          <table:table-cell office:value-type="string" calcext:value-type="string">
            <text:p>none</text:p>
          </table:table-cell>
          <table:table-cell table:style-name="ce29" table:number-columns-repeated="1014"/>
        </table:table-row>
        <table:table-row table:style-name="ro1">
          <table:table-cell table:style-name="ce21" office:value-type="string" calcext:value-type="string">
            <text:p>Amniota, Mammalia, Placentalia, Afrotheria</text:p>
          </table:table-cell>
          <table:table-cell table:style-name="ce30" office:value-type="string" calcext:value-type="string">
            <text:p>Dendrohyrax arboreus</text:p>
          </table:table-cell>
          <table:table-cell table:style-name="ce20" office:value-type="string" calcext:value-type="string">
            <text:p>Herbivorous</text:p>
          </table:table-cell>
          <table:table-cell office:value-type="float" office:value="24" calcext:value-type="float">
            <text:p>24</text:p>
          </table:table-cell>
          <table:table-cell office:value-type="float" office:value="2.27" calcext:value-type="float">
            <text:p>2.27</text:p>
          </table:table-cell>
          <table:table-cell office:value-type="string" calcext:value-type="string">
            <text:p>Chame, M. 2003. Terrestrial mammal feces: a morphometric summary and description. 98 (Suppl. I): 71–94.</text:p>
          </table:table-cell>
          <table:table-cell office:value-type="string" calcext:value-type="string">
            <text:p>Williams, A. 2004. "Dendrohyrax arboreus" (On-line), Animal Diversity Web. Accessed June 13, 2022 at <text:a xlink:href="https://animaldiversity.org/accounts/Dendrohyrax_arboreus/" xlink:type="simple">https://animaldiversity.org/accounts/Dendrohyrax_arboreus/</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female/male cut-off</text:p>
          </table:table-cell>
          <table:table-cell table:style-name="ce20" office:value-type="string" calcext:value-type="string">
            <text:p>Herbivorous</text:p>
          </table:table-cell>
          <table:table-cell office:value-type="float" office:value="140" calcext:value-type="float">
            <text:p>140</text:p>
          </table:table-cell>
          <table:table-cell office:value-type="float" office:value="4000" calcext:value-type="float">
            <text:p>40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1" office:value-type="string" calcext:value-type="string">
            <text:p>Amniota, Mammalia, Placentalia, Afrotheria</text:p>
          </table:table-cell>
          <table:table-cell office:value-type="string" calcext:value-type="string">
            <text:p><text:span text:style-name="T1">Loxodonta africana</text:span> very large</text:p>
          </table:table-cell>
          <table:table-cell table:style-name="ce20" office:value-type="string" calcext:value-type="string">
            <text:p>Herbivorous</text:p>
          </table:table-cell>
          <table:table-cell office:value-type="float" office:value="185" calcext:value-type="float">
            <text:p>185</text:p>
          </table:table-cell>
          <table:table-cell office:value-type="float" office:value="6100" calcext:value-type="float">
            <text:p>6100</text:p>
          </table:table-cell>
          <table:table-cell office:value-type="string" calcext:value-type="string">
            <text:p>Nowak, K., Jones, T. and Lee, P.C. 2009. Using dung bolus diameter for age estimation in an unstudied elephant population in Udzungwa Mountains, Tanzania. Pachyderm (46): 47–52.</text:p>
          </table:table-cell>
          <table:table-cell office:value-type="string" calcext:value-type="string">
            <text:p>Howard, M. 2017. "Loxodonta africana" (On-line), Animal Diversity Web. Accessed June 11, 2022 at <text:a xlink:href="https://animaldiversity.org/accounts/Loxodonta_africana/" xlink:type="simple">https://animaldiversity.org/accounts/Loxodonta_af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Antilocapridae</text:p>
          </table:table-cell>
          <table:table-cell table:style-name="ce30" office:value-type="string" calcext:value-type="string">
            <text:p>Antilocapra americana</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3.5" calcext:value-type="float">
            <text:p>53.5</text:p>
          </table:table-cell>
          <table:table-cell office:value-type="string" calcext:value-type="string">
            <text:p>Chame, M. 2003. Terrestrial mammal feces: a morphometric summary and description. 98 (Suppl. I): 71–94.</text:p>
          </table:table-cell>
          <table:table-cell office:value-type="string" calcext:value-type="string">
            <text:p>Krejci, K. and T. Dewey 2009. "Antilocapra americana" (On-line), Animal Diversity Web. Accessed June 27, 2022 at <text:a xlink:href="https://animaldiversity.org/accounts/Antilocapra_americana/" xlink:type="simple">https://animaldiversity.org/accounts/Antilocapr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eotragus moschat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Bora, S. 2002. "Neotragus moschatus" (On-line), Animal Diversity Web. Accessed June 27, 2022 at <text:a xlink:href="https://animaldiversity.org/accounts/Neotragus_moschatus/" xlink:type="simple">https://animaldiversity.org/accounts/Neotragu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sharpe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Hocking, S. 2004. "Raphicerus sharpei" (On-line), Animal Diversity Web. Accessed June 27, 2022 at <text:a xlink:href="https://animaldiversity.org/accounts/Raphicerus_sharpei/" xlink:type="simple">https://animaldiversity.org/accounts/Raphicerus_sharpe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campestr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1.5" calcext:value-type="float">
            <text:p>11.5</text:p>
          </table:table-cell>
          <table:table-cell office:value-type="string" calcext:value-type="string">
            <text:p>Chame, M. 2003. Terrestrial mammal feces: a morphometric summary and description. 98 (Suppl. I): 71–94.</text:p>
          </table:table-cell>
          <table:table-cell office:value-type="string" calcext:value-type="string">
            <text:p>Newell, T. 1999. "Raphicerus campestris" (On-line), Animal Diversity Web. Accessed June 27, 2022 at <text:a xlink:href="https://animaldiversity.org/accounts/Raphicerus_campestris/" xlink:type="simple">https://animaldiversity.org/accounts/Raphicerus_camp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aphicerus melanotis</text:p>
          </table:table-cell>
          <table:table-cell table:style-name="ce20" office:value-type="string" calcext:value-type="string">
            <text:p>Herbivorous</text:p>
          </table:table-cell>
          <table:table-cell office:value-type="float" office:value="4" calcext:value-type="float">
            <text:p>4</text:p>
          </table:table-cell>
          <table:table-cell office:value-type="float" office:value="15.5" calcext:value-type="float">
            <text:p>15.5</text:p>
          </table:table-cell>
          <table:table-cell office:value-type="string" calcext:value-type="string">
            <text:p>Chame, M. 2003. Terrestrial mammal feces: a morphometric summary and description. 98 (Suppl. I): 71–94.</text:p>
          </table:table-cell>
          <table:table-cell office:value-type="string" calcext:value-type="string">
            <text:p>Fowler, L. 2004. "Raphicerus melanotis" (On-line), Animal Diversity Web. Accessed June 27, 2022 at <text:a xlink:href="https://animaldiversity.org/accounts/Raphicerus_melanotis/" xlink:type="simple">https://animaldiversity.org/accounts/Raphicerus_melan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Madoqua kirki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Scheibe, E. 1999. "Madoqua kirkii" (On-line), Animal Diversity Web. Accessed June 11, 2022 at <text:a xlink:href="https://animaldiversity.org/accounts/Madoqua_kirkii/" xlink:type="simple">https://animaldiversity.org/accounts/Madoqua_kirk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eotragus oreotrag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1.9" calcext:value-type="float">
            <text:p>11.9</text:p>
          </table:table-cell>
          <table:table-cell office:value-type="string" calcext:value-type="string">
            <text:p>Chame, M. 2003. Terrestrial mammal feces: a morphometric summary and description. 98 (Suppl. I): 71–94.</text:p>
          </table:table-cell>
          <table:table-cell office:value-type="string" calcext:value-type="string">
            <text:p>Ewacha, M. 2013. "Oreotragus oreotragus" (On-line), Animal Diversity Web. Accessed June 27, 2022 at <text:a xlink:href="https://animaldiversity.org/accounts/Oreotragus_oreotragus/" xlink:type="simple">https://animaldiversity.org/accounts/Oreotragus_oreotrag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urebia oureb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Chame, M. 2003. Terrestrial mammal feces: a morphometric summary and description. 98 (Suppl. I): 71–94.</text:p>
          </table:table-cell>
          <table:table-cell office:value-type="string" calcext:value-type="string">
            <text:p>Frey, D. 2000. "Ourebia ourebi" (On-line), Animal Diversity Web. Accessed June 27, 2022 at <text:a xlink:href="https://animaldiversity.org/accounts/Ourebia_ourebi/" xlink:type="simple">https://animaldiversity.org/accounts/Ourebia_oureb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script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1.25" calcext:value-type="float">
            <text:p>51.2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scriptus" (On-line), Animal Diversity Web. Accessed June 27, 2022 at <text:a xlink:href="https://animaldiversity.org/accounts/Tragelaphus_scriptus/" xlink:type="simple">https://animaldiversity.org/accounts/Tragelaphus_scrip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epyceros melamp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2.5" calcext:value-type="float">
            <text:p>52.5</text:p>
          </table:table-cell>
          <table:table-cell office:value-type="string" calcext:value-type="string">
            <text:p>Chame, M. 2003. Terrestrial mammal feces: a morphometric summary and description. 98 (Suppl. I): 71–94.</text:p>
          </table:table-cell>
          <table:table-cell office:value-type="string" calcext:value-type="string">
            <text:p>Lundrigan, B. and K. Sproull 2000. "Aepyceros melampus" (On-line), Animal Diversity Web. Accessed June 27, 2022 at <text:a xlink:href="https://animaldiversity.org/accounts/Aepyceros_melampus/" xlink:type="simple">https://animaldiversity.org/accounts/Aepyceros_melam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Nanger granti</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Chame, M. 2003. Terrestrial mammal feces: a morphometric summary and description. 98 (Suppl. I): 71–94.</text:p>
          </table:table-cell>
          <table:table-cell office:value-type="string" calcext:value-type="string">
            <text:p>Khankari, N. 2006. "Nanger granti" (On-line), Animal Diversity Web. Accessed June 27, 2022 at <text:a xlink:href="https://animaldiversity.org/accounts/Nanger_granti/" xlink:type="simple">https://animaldiversity.org/accounts/Nanger_gr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Antidorcas marsupialis</text:p>
          </table:table-cell>
          <table:table-cell table:style-name="ce20" office:value-type="string" calcext:value-type="string">
            <text:p>Herbivorous</text:p>
          </table:table-cell>
          <table:table-cell office:value-type="float" office:value="7" calcext:value-type="float">
            <text:p>7</text:p>
          </table:table-cell>
          <table:table-cell office:value-type="float" office:value="39.5" calcext:value-type="float">
            <text:p>39.5</text:p>
          </table:table-cell>
          <table:table-cell office:value-type="string" calcext:value-type="string">
            <text:p>Chame, M. 2003. Terrestrial mammal feces: a morphometric summary and description. 98 (Suppl. I): 71–94.</text:p>
          </table:table-cell>
          <table:table-cell office:value-type="string" calcext:value-type="string">
            <text:p>Barnard, J. 1999. "Antidorcas marsupialis" (On-line), Animal Diversity Web. Accessed June 27, 2022 at <text:a xlink:href="https://animaldiversity.org/accounts/Antidorcas_marsupialis/" xlink:type="simple">https://animaldiversity.org/accounts/Antidorcas_marsupi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s canadensis</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97.5" calcext:value-type="float">
            <text:p>97.5</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Ovis canadensis" (On-line), Animal Diversity Web. Accessed June 27, 2022 at <text:a xlink:href="https://animaldiversity.org/accounts/Ovis_canadensis/" xlink:type="simple">https://animaldiversity.org/accounts/Ovis_canad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Redunca arundinum</text:p>
          </table:table-cell>
          <table:table-cell table:style-name="ce20" office:value-type="string" calcext:value-type="string">
            <text:p>Herbivorous</text:p>
          </table:table-cell>
          <table:table-cell office:value-type="float" office:value="9" calcext:value-type="float">
            <text:p>9</text:p>
          </table:table-cell>
          <table:table-cell office:value-type="float" office:value="58" calcext:value-type="float">
            <text:p>58</text:p>
          </table:table-cell>
          <table:table-cell office:value-type="string" calcext:value-type="string">
            <text:p>Chame, M. 2003. Terrestrial mammal feces: a morphometric summary and description. 98 (Suppl. I): 71–94.</text:p>
          </table:table-cell>
          <table:table-cell office:value-type="string" calcext:value-type="string">
            <text:p>Shanklin, A. 2004. "Redunca arundinum" (On-line), Animal Diversity Web. Accessed June 27, 2022 at <text:a xlink:href="https://animaldiversity.org/accounts/Redunca_arundinum/" xlink:type="simple">https://animaldiversity.org/accounts/Redunca_arundinum/</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ragelaphus angasii</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86.5" calcext:value-type="float">
            <text:p>86.5</text:p>
          </table:table-cell>
          <table:table-cell office:value-type="string" calcext:value-type="string">
            <text:p>Chame, M. 2003. Terrestrial mammal feces: a morphometric summary and description. 98 (Suppl. I): 71–94.</text:p>
          </table:table-cell>
          <table:table-cell office:value-type="string" calcext:value-type="string">
            <text:p>Ciszek, D. 1999. "Tragelaphus angasii" (On-line), Animal Diversity Web. Accessed June 27, 2022 at <text:a xlink:href="https://animaldiversity.org/accounts/Tragelaphus_angasii/" xlink:type="simple">https://animaldiversity.org/accounts/Tragelaphus_angas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ryx gazella</text:p>
          </table:table-cell>
          <table:table-cell table:style-name="ce20" office:value-type="string" calcext:value-type="string">
            <text:p>Herbivorous</text:p>
          </table:table-cell>
          <table:table-cell office:value-type="float" office:value="11" calcext:value-type="float">
            <text:p>11</text:p>
          </table:table-cell>
          <table:table-cell office:value-type="float" office:value="206.25" calcext:value-type="float">
            <text:p>206.25</text:p>
          </table:table-cell>
          <table:table-cell office:value-type="string" calcext:value-type="string">
            <text:p>Chame, M. 2003. Terrestrial mammal feces: a morphometric summary and description. 98 (Suppl. I): 71–94.</text:p>
          </table:table-cell>
          <table:table-cell office:value-type="string" calcext:value-type="string">
            <text:p>Sanders, S. 2005. "Oryx gazella" (On-line), Animal Diversity Web. Accessed June 27, 2022 at <text:a xlink:href="https://animaldiversity.org/accounts/Oryx_gazella/" xlink:type="simple">https://animaldiversity.org/accounts/Oryx_gazel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Damaliscus lun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18.5" calcext:value-type="float">
            <text:p>118.5</text:p>
          </table:table-cell>
          <table:table-cell office:value-type="string" calcext:value-type="string">
            <text:p>Chame, M. 2003. Terrestrial mammal feces: a morphometric summary and description. 98 (Suppl. I): 71–94.</text:p>
          </table:table-cell>
          <table:table-cell office:value-type="string" calcext:value-type="string">
            <text:p>Newell, T. 1999. "Damaliscus lunatus" (On-line), Animal Diversity Web. Accessed June 27, 2022 at <text:a xlink:href="https://animaldiversity.org/accounts/Damaliscus_lunatus/" xlink:type="simple">https://animaldiversity.org/accounts/Damaliscus_lun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Hippotragus nige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29" calcext:value-type="float">
            <text:p>229</text:p>
          </table:table-cell>
          <table:table-cell office:value-type="string" calcext:value-type="string">
            <text:p>Chame, M. 2003. Terrestrial mammal feces: a morphometric summary and description. 98 (Suppl. I): 71–94.</text:p>
          </table:table-cell>
          <table:table-cell office:value-type="string" calcext:value-type="string">
            <text:p>Roenning, E. 2002. "Hippotragus niger" (On-line), Animal Diversity Web. Accessed June 27, 2022 at <text:a xlink:href="https://animaldiversity.org/accounts/Hippotragus_niger/" xlink:type="simple">https://animaldiversity.org/accounts/Hippotragus_nige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Ovibos moschatus</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Elder, S. 2005. "Ovibos moschatus" (On-line), Animal Diversity Web. Accessed June 27, 2022 at <text:a xlink:href="https://animaldiversity.org/accounts/Ovibos_moschatus/" xlink:type="simple">https://animaldiversity.org/accounts/Ovibos_mosch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Taurotragus oryx</text:p>
          </table:table-cell>
          <table:table-cell table:style-name="ce20" office:value-type="string" calcext:value-type="string">
            <text:p>Herbivorous</text:p>
          </table:table-cell>
          <table:table-cell office:value-type="float" office:value="21" calcext:value-type="float">
            <text:p>21</text:p>
          </table:table-cell>
          <table:table-cell office:value-type="float" office:value="575" calcext:value-type="float">
            <text:p>575</text:p>
          </table:table-cell>
          <table:table-cell office:value-type="string" calcext:value-type="string">
            <text:p>Chame, M. 2003. Terrestrial mammal feces: a morphometric summary and description. 98 (Suppl. I): 71–94.</text:p>
          </table:table-cell>
          <table:table-cell office:value-type="string" calcext:value-type="string">
            <text:p>Fahey, B. 1999. "Taurotragus oryx" (On-line), Animal Diversity Web. Accessed June 27, 2022 at <text:a xlink:href="https://animaldiversity.org/accounts/Taurotragus_oryx/" xlink:type="simple">https://animaldiversity.org/accounts/Taurotragus_oryx/</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Bovidae</text:p>
          </table:table-cell>
          <table:table-cell table:style-name="ce30" office:value-type="string" calcext:value-type="string">
            <text:p>Philantomba monticola</text:p>
          </table:table-cell>
          <table:table-cell table:style-name="ce19" office:value-type="string" calcext:value-type="string">
            <text:p>Omnivorous</text:p>
          </table:table-cell>
          <table:table-cell table:number-columns-repeated="2" office:value-type="float" office:value="5" calcext:value-type="float">
            <text:p>5</text:p>
          </table:table-cell>
          <table:table-cell office:value-type="string" calcext:value-type="string">
            <text:p>Chame, M. 2003. Terrestrial mammal feces: a morphometric summary and description. 98 (Suppl. I): 71–94.</text:p>
          </table:table-cell>
          <table:table-cell office:value-type="string" calcext:value-type="string">
            <text:p>Siciliano, L. 2014. "Philantomba monticola" (On-line), Animal Diversity Web. Accessed June 27, 2022 at <text:a xlink:href="https://animaldiversity.org/accounts/Philantomba_monticola/" xlink:type="simple">https://animaldiversity.org/accounts/Philantomba_montico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Mazama americana</text:p>
          </table:table-cell>
          <table:table-cell table:style-name="ce20" office:value-type="string" calcext:value-type="string">
            <text:p>Herbivorous</text:p>
          </table:table-cell>
          <table:table-cell office:value-type="float" office:value="8.1" calcext:value-type="float">
            <text:p>8.1</text:p>
          </table:table-cell>
          <table:table-cell office:value-type="float" office:value="37.5" calcext:value-type="float">
            <text:p>37.5</text:p>
          </table:table-cell>
          <table:table-cell office:value-type="string" calcext:value-type="string">
            <text:p>Chame, M. 2003. Terrestrial mammal feces: a morphometric summary and description. 98 (Suppl. I): 71–94.</text:p>
          </table:table-cell>
          <table:table-cell office:value-type="string" calcext:value-type="string">
            <text:p>Kossel, K. 2013. "Mazama americana" (On-line), Animal Diversity Web. Accessed June 27, 2022 at <text:a xlink:href="https://animaldiversity.org/accounts/Mazama_americana/" xlink:type="simple">https://animaldiversity.org/accounts/Mazama_america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apreolus capreolus</text:p>
          </table:table-cell>
          <table:table-cell table:style-name="ce20" office:value-type="string" calcext:value-type="string">
            <text:p>Herbivorous</text:p>
          </table:table-cell>
          <table:table-cell office:value-type="float" office:value="8.5" calcext:value-type="float">
            <text:p>8.5</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 Jacques, K. 2000. "Capreolus capreolus" (On-line), Animal Diversity Web. Accessed June 27, 2022 at <text:a xlink:href="https://animaldiversity.org/accounts/Capreolus_capreolus/" xlink:type="simple">https://animaldiversity.org/accounts/Capreolus_capreolus/</text:a></text:p>
          </table:table-cell>
          <table:table-cell office:value-type="string" calcext:value-type="string">
            <text:p>none</text:p>
          </table:table-cell>
          <table:table-cell table:number-columns-repeated="1014"/>
        </table:table-row>
        <table:table-row table:style-name="ro1">
          <table:table-cell table:style-name="ce23" office:value-type="string" calcext:value-type="string">
            <text:p>Amniota, Mammalia, Placentalia, Artiodactyla, Cervidae</text:p>
          </table:table-cell>
          <table:table-cell table:style-name="ce30" office:value-type="string" calcext:value-type="string">
            <text:p>Dama dama</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55.5" calcext:value-type="float">
            <text:p>55.5</text:p>
          </table:table-cell>
          <table:table-cell office:value-type="string" calcext:value-type="string">
            <text:p>Chame, M. 2003. Terrestrial mammal feces: a morphometric summary and description. 98 (Suppl. I): 71–94.</text:p>
          </table:table-cell>
          <table:table-cell office:value-type="string" calcext:value-type="string">
            <text:p>Dharmani, A. 2000. "Dama dama" (On-line), Animal Diversity Web. Accessed June 11, 2022 at <text:a xlink:href="https://animaldiversity.org/accounts/Dama_dama/" xlink:type="simple">https://animaldiversity.org/accounts/Dama_d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Odocoileus hemionus</text:p>
          </table:table-cell>
          <table:table-cell table:style-name="ce20" office:value-type="string" calcext:value-type="string">
            <text:p>Herbivorous</text:p>
          </table:table-cell>
          <table:table-cell office:value-type="float" office:value="10.5" calcext:value-type="float">
            <text:p>10.5</text:p>
          </table:table-cell>
          <table:table-cell office:value-type="float" office:value="78.25" calcext:value-type="float">
            <text:p>78.25</text:p>
          </table:table-cell>
          <table:table-cell office:value-type="string" calcext:value-type="string">
            <text:p>Chame, M. 2003. Terrestrial mammal feces: a morphometric summary and description. 98 (Suppl. I): 71–94.</text:p>
          </table:table-cell>
          <table:table-cell office:value-type="string" calcext:value-type="string">
            <text:p>Misuraca, M. 1999. "Odocoileus hemionus" (On-line), Animal Diversity Web. Accessed June 27, 2022 at <text:a xlink:href="https://animaldiversity.org/accounts/Odocoileus_hemionus/" xlink:type="simple">https://animaldiversity.org/accounts/Odocoileus_hemio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Cervus elaphus</text:p>
          </table:table-cell>
          <table:table-cell table:style-name="ce20" office:value-type="string" calcext:value-type="string">
            <text:p>Herbivorous</text:p>
          </table:table-cell>
          <table:table-cell office:value-type="float" office:value="15.5" calcext:value-type="float">
            <text:p>15.5</text:p>
          </table:table-cell>
          <table:table-cell office:value-type="float" office:value="286" calcext:value-type="float">
            <text:p>286</text:p>
          </table:table-cell>
          <table:table-cell office:value-type="string" calcext:value-type="string">
            <text:p>Chame, M. 2003. Terrestrial mammal feces: a morphometric summary and description. 98 (Suppl. I): 71–94.</text:p>
          </table:table-cell>
          <table:table-cell office:value-type="string" calcext:value-type="string">
            <text:p>Senseman, R. 2002. "Cervus elaphus" (On-line), Animal Diversity Web. Accessed June 11, 2022 at <text:a xlink:href="https://animaldiversity.org/accounts/Cervus_elaphus/" xlink:type="simple">https://animaldiversity.org/accounts/Cervus_elaph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Cervidae</text:p>
          </table:table-cell>
          <table:table-cell table:style-name="ce30" office:value-type="string" calcext:value-type="string">
            <text:p>Alces alce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07.5" calcext:value-type="float">
            <text:p>407.5</text:p>
          </table:table-cell>
          <table:table-cell office:value-type="string" calcext:value-type="string">
            <text:p>Chame, M. 2003. Terrestrial mammal feces: a morphometric summary and description. 98 (Suppl. I): 71–94.</text:p>
          </table:table-cell>
          <table:table-cell office:value-type="string" calcext:value-type="string">
            <text:p>De Bord, D. 2009. "Alces alces" (On-line), Animal Diversity Web. Accessed June 11, 2022 at <text:a xlink:href="https://animaldiversity.org/accounts/Alces_alces/" xlink:type="simple">https://animaldiversity.org/accounts/Alces_alc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Giraffidae</text:p>
          </table:table-cell>
          <table:table-cell table:style-name="ce30" office:value-type="string" calcext:value-type="string">
            <text:p>Giraffa camelopardalis</text:p>
          </table:table-cell>
          <table:table-cell table:style-name="ce20" office:value-type="string" calcext:value-type="string">
            <text:p>Herbivorous</text:p>
          </table:table-cell>
          <table:table-cell office:value-type="float" office:value="19" calcext:value-type="float">
            <text:p>19</text:p>
          </table:table-cell>
          <table:table-cell office:value-type="float" office:value="1555" calcext:value-type="float">
            <text:p>1555</text:p>
          </table:table-cell>
          <table:table-cell office:value-type="string" calcext:value-type="string">
            <text:p>Chame, M. 2003. Terrestrial mammal feces: a morphometric summary and description. 98 (Suppl. I): 71–94.</text:p>
          </table:table-cell>
          <table:table-cell office:value-type="string" calcext:value-type="string">
            <text:p>Maisano, S. 2006. "Giraffa camelopardalis" (On-line), Animal Diversity Web. Accessed June 07, 2022 at <text:a xlink:href="https://animaldiversity.org/accounts/Giraffa_camelopardalis/" xlink:type="simple">https://animaldiversity.org/accounts/Giraffa_camelo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otamochoerus porcus</text:p>
          </table:table-cell>
          <table:table-cell table:style-name="ce19" office:value-type="string" calcext:value-type="string">
            <text:p>Omnivorous</text:p>
          </table:table-cell>
          <table:table-cell office:value-type="float" office:value="44" calcext:value-type="float">
            <text:p>44</text:p>
          </table:table-cell>
          <table:table-cell office:value-type="float" office:value="88" calcext:value-type="float">
            <text:p>88</text:p>
          </table:table-cell>
          <table:table-cell office:value-type="string" calcext:value-type="string">
            <text:p>Chame, M. 2003. Terrestrial mammal feces: a morphometric summary and description. 98 (Suppl. I): 71–94.</text:p>
          </table:table-cell>
          <table:table-cell office:value-type="string" calcext:value-type="string">
            <text:p>Wund, M. 2000. "Potamochoerus porcus" (On-line), Animal Diversity Web. Accessed June 07, 2022 at <text:a xlink:href="https://animaldiversity.org/accounts/Potamochoerus_porcus/" xlink:type="simple">https://animaldiversity.org/accounts/Potamochoerus_por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Phacochoerus aethiopicus</text:p>
          </table:table-cell>
          <table:table-cell table:style-name="ce19" office:value-type="string" calcext:value-type="string">
            <text:p>Omnivorous</text:p>
          </table:table-cell>
          <table:table-cell office:value-type="float" office:value="52" calcext:value-type="float">
            <text:p>52</text:p>
          </table:table-cell>
          <table:table-cell office:value-type="float" office:value="87.5" calcext:value-type="float">
            <text:p>87.5</text:p>
          </table:table-cell>
          <table:table-cell office:value-type="string" calcext:value-type="string">
            <text:p>Chame, M. 2003. Terrestrial mammal feces: a morphometric summary and description. 98 (Suppl. I): 71–94.</text:p>
          </table:table-cell>
          <table:table-cell office:value-type="string" calcext:value-type="string">
            <text:p>Winkelstern, I. 2009. "Phacochoerus aethiopicus" (On-line), Animal Diversity Web. Accessed June 07, 2022 at <text:a xlink:href="https://animaldiversity.org/accounts/Phacochoerus_aethiopicus/" xlink:type="simple">https://animaldiversity.org/accounts/Phacochoerus_aethiop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Suidae</text:p>
          </table:table-cell>
          <table:table-cell table:style-name="ce30" office:value-type="string" calcext:value-type="string">
            <text:p>Sus scrofa</text:p>
          </table:table-cell>
          <table:table-cell table:style-name="ce19" office:value-type="string" calcext:value-type="string">
            <text:p>Omnivorous</text:p>
          </table:table-cell>
          <table:table-cell office:value-type="float" office:value="60" calcext:value-type="float">
            <text:p>60</text:p>
          </table:table-cell>
          <table:table-cell office:value-type="float" office:value="92.5" calcext:value-type="float">
            <text:p>9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Olsen, L.-H. 2013. Tracks and signs of the animals and birds of Britain and Europe. Princeton University Press, Princeton and Oxford.</text:p>
          </table:table-cell>
          <table:table-cell office:value-type="string" calcext:value-type="string">
            <text:p>Measured from photos (n=2).</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Tayassu pecari</text:p>
          </table:table-cell>
          <table:table-cell table:style-name="ce19" office:value-type="string" calcext:value-type="string">
            <text:p>Omnivorous</text:p>
          </table:table-cell>
          <table:table-cell office:value-type="float" office:value="10.5" calcext:value-type="float">
            <text:p>10.5</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Csomos, R. 2001. "Tayassu pecari" (On-line), Animal Diversity Web. Accessed June 27, 2022 at <text:a xlink:href="https://animaldiversity.org/accounts/Tayassu_pecari/" xlink:type="simple">https://animaldiversity.org/accounts/Tayassu_pecar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Artiodactyla, Tayassuidae</text:p>
          </table:table-cell>
          <table:table-cell table:style-name="ce30" office:value-type="string" calcext:value-type="string">
            <text:p>Dicotyles tajacu</text:p>
          </table:table-cell>
          <table:table-cell table:style-name="ce19" office:value-type="string" calcext:value-type="string">
            <text:p>Omnivorous</text:p>
          </table:table-cell>
          <table:table-cell office:value-type="float" office:value="17" calcext:value-type="float">
            <text:p>17</text:p>
          </table:table-cell>
          <table:table-cell office:value-type="float" office:value="20" calcext:value-type="float">
            <text:p>20</text:p>
          </table:table-cell>
          <table:table-cell office:value-type="string" calcext:value-type="string">
            <text:p>Chame, M. 2003. Terrestrial mammal feces: a morphometric summary and description. 98 (Suppl. I): 71–94.</text:p>
          </table:table-cell>
          <table:table-cell office:value-type="string" calcext:value-type="string">
            <text:p>Ingmarsson, L. 1999. "Pecari tajacu" (On-line), Animal Diversity Web. Accessed June 27, 2022 at <text:a xlink:href="https://animaldiversity.org/accounts/Pecari_tajacu/" xlink:type="simple">https://animaldiversity.org/accounts/Pecari_tajacu/</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Vulpes cham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2.6" calcext:value-type="float">
            <text:p>2.6</text:p>
          </table:table-cell>
          <table:table-cell office:value-type="string" calcext:value-type="string">
            <text:p>Chame, M. 2003. Terrestrial mammal feces: a morphometric summary and description. 98 (Suppl. I): 71–94.</text:p>
          </table:table-cell>
          <table:table-cell office:value-type="string" calcext:value-type="string">
            <text:p>Rohde, K. 2003. "Vulpes chama" (On-line), Animal Diversity Web. Accessed June 13, 2022 at <text:a xlink:href="https://animaldiversity.org/accounts/Vulpes_chama/" xlink:type="simple">https://animaldiversity.org/accounts/Vulpes_cham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Otocyon megaloti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15" calcext:value-type="float">
            <text:p>4.15</text:p>
          </table:table-cell>
          <table:table-cell office:value-type="string" calcext:value-type="string">
            <text:p>Chame, M. 2003. Terrestrial mammal feces: a morphometric summary and description. 98 (Suppl. I): 71–94.</text:p>
          </table:table-cell>
          <table:table-cell office:value-type="string" calcext:value-type="string">
            <text:p>Thomson, P. 2002. "Otocyon megalotis" (On-line), Animal Diversity Web. Accessed June 13, 2022 at <text:a xlink:href="https://animaldiversity.org/accounts/Otocyon_megalotis/" xlink:type="simple">https://animaldiversity.org/accounts/Otocyon_megalo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erdocyon thous</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Chame, M. 2003. Terrestrial mammal feces: a morphometric summary and description. 98 (Suppl. I): 71–94.</text:p>
          </table:table-cell>
          <table:table-cell office:value-type="string" calcext:value-type="string">
            <text:p>Hover, A. 2003. "Cerdocyon thous" (On-line), Animal Diversity Web. Accessed June 13, 2022 at <text:a xlink:href="https://animaldiversity.org/accounts/Cerdocyon_thous/" xlink:type="simple">https://animaldiversity.org/accounts/Cerdocyon_tho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up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50" calcext:value-type="float">
            <text:p>50</text:p>
          </table:table-cell>
          <table:table-cell office:value-type="string" calcext:value-type="string">
            <text:p>Bajdek et al. (in review)</text:p>
          </table:table-cell>
          <table:table-cell office:value-type="string" calcext:value-type="string">
            <text:p>Smith, J. 2002. "Canis lupus" (On-line), Animal Diversity Web. Accessed June 13, 2022 at <text:a xlink:href="https://animaldiversity.org/accounts/Canis_lupus/" xlink:type="simple">https://animaldiversity.org/accounts/Canis_lu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ycaon pictus</text:p>
          </table:table-cell>
          <table:table-cell table:style-name="ce24" office:value-type="string" calcext:value-type="string">
            <text:p>Carnivorous</text:p>
          </table:table-cell>
          <table:table-cell office:value-type="float" office:value="29" calcext:value-type="float">
            <text:p>29</text:p>
          </table:table-cell>
          <table:table-cell office:value-type="float" office:value="27" calcext:value-type="float">
            <text:p>27</text:p>
          </table:table-cell>
          <table:table-cell office:value-type="string" calcext:value-type="string">
            <text:p>Chame, M. 2003. Terrestrial mammal feces: a morphometric summary and description. 98 (Suppl. I): 71–94.</text:p>
          </table:table-cell>
          <table:table-cell office:value-type="string" calcext:value-type="string">
            <text:p>Mulheisen, M.; C. Allen and C. Allen 2002. "Lycaon pictus" (On-line), Animal Diversity Web. Accessed June 13, 2022 at <text:a xlink:href="https://animaldiversity.org/accounts/Lycaon_pictus/" xlink:type="simple">https://animaldiversity.org/accounts/Lycaon_pic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Urocyon cinereoargente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Vu, L. 2011. "Urocyon cinereoargenteus" (On-line), Animal Diversity Web. Accessed June 13, 2022 at <text:a xlink:href="https://animaldiversity.org/accounts/Urocyon_cinereoargenteus/" xlink:type="simple">https://animaldiversity.org/accounts/Urocyon_cinereoargent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Lupulella adust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5" calcext:value-type="float">
            <text:p>9.5</text:p>
          </table:table-cell>
          <table:table-cell office:value-type="string" calcext:value-type="string">
            <text:p>Chame, M. 2003. Terrestrial mammal feces: a morphometric summary and description. 98 (Suppl. I): 71–94.</text:p>
          </table:table-cell>
          <table:table-cell office:value-type="string" calcext:value-type="string">
            <text:p>Brensike, J. 2000. "Canis adustus" (On-line), Animal Diversity Web. Accessed June 13, 2022 at <text:a xlink:href="https://animaldiversity.org/accounts/Canis_adustus/" xlink:type="simple">https://animaldiversity.org/accounts/Canis_adus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1" office:value-type="string" calcext:value-type="string">
            <text:p><text:span text:style-name="T2">Vulpes vulp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6.717" calcext:value-type="float">
            <text:p>6.717</text:p>
          </table:table-cell>
          <table:table-cell office:value-type="string" calcext:value-type="string">
            <text:p>Bajdek et al. (in review)</text:p>
          </table:table-cell>
          <table:table-cell office:value-type="string" calcext:value-type="string">
            <text:p>Pagh, S., Hansen, M.S., Jensen, B., Pertoldi, C. and Chriél, M. 2018. Variability in body mass and sexual dimorphism in Danish red foxes ( Vulpes vulpes ) in relation to population density. Zoology and Ecology 28 (1): 1–9.</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mesomelas</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ishman, B. 2000. "Canis mesomelas" (On-line), Animal Diversity Web. Accessed June 13, 2022 at <text:a xlink:href="https://animaldiversity.org/accounts/Canis_mesomelas/" xlink:type="simple">https://animaldiversity.org/accounts/Canis_mesomela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Canidae</text:p>
          </table:table-cell>
          <table:table-cell table:style-name="ce30" office:value-type="string" calcext:value-type="string">
            <text:p>Canis latrans</text:p>
          </table:table-cell>
          <table:table-cell table:style-name="ce19" office:value-type="string" calcext:value-type="string">
            <text:p>Omnivorous</text:p>
          </table:table-cell>
          <table:table-cell office:value-type="float" office:value="21.5" calcext:value-type="float">
            <text:p>21.5</text:p>
          </table:table-cell>
          <table:table-cell office:value-type="float" office:value="13.45" calcext:value-type="float">
            <text:p>13.45</text:p>
          </table:table-cell>
          <table:table-cell office:value-type="string" calcext:value-type="string">
            <text:p>Chame, M. 2003. Terrestrial mammal feces: a morphometric summary and description. 98 (Suppl. I): 71–94.</text:p>
          </table:table-cell>
          <table:table-cell office:value-type="string" calcext:value-type="string">
            <text:p>Way, <text:s/>J.G, 2007. A Comparison of Body Mass of Canis latrans (Coyotes) Between Eastern and Western North America. Northeastern Naturalist 14(1): 111-124.</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Felis nigripes</text:p>
          </table:table-cell>
          <table:table-cell table:style-name="ce24" office:value-type="string" calcext:value-type="string">
            <text:p>Carnivorous</text:p>
          </table:table-cell>
          <table:table-cell office:value-type="float" office:value="12" calcext:value-type="float">
            <text:p>12</text:p>
          </table:table-cell>
          <table:table-cell office:value-type="float" office:value="1.615" calcext:value-type="float">
            <text:p>1.615</text:p>
          </table:table-cell>
          <table:table-cell office:value-type="string" calcext:value-type="string">
            <text:p>Chame, M. 2003. Terrestrial mammal feces: a morphometric summary and description. 98 (Suppl. I): 71–94.</text:p>
          </table:table-cell>
          <table:table-cell office:value-type="string" calcext:value-type="string">
            <text:p>Cheesman, I. 2009. "Felis nigripes" (On-line), Animal Diversity Web. Accessed June 13, 2022 at <text:a xlink:href="https://animaldiversity.org/accounts/Felis_nigripes/" xlink:type="simple">https://animaldiversity.org/accounts/Felis_nigrip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tigrinu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Patel, C. 2011. "Leopardus tigrinus" (On-line), Animal Diversity Web. Accessed June 13, 2022 at <text:a xlink:href="https://animaldiversity.org/accounts/Leopardus_tigrinus/" xlink:type="simple">https://animaldiversity.org/accounts/Leopardus_tigri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2" office:value-type="string" calcext:value-type="string">
            <text:p><text:span text:style-name="T2">Felis silvestris</text:span></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4.25" calcext:value-type="float">
            <text:p>4.25</text:p>
          </table:table-cell>
          <table:table-cell office:value-type="string" calcext:value-type="string">
            <text:p>Bajdek et al. (in review)</text:p>
          </table:table-cell>
          <table:table-cell office:value-type="string" calcext:value-type="string">
            <text:p>Dewey, T. 2005. "Felis silvestris" (On-line), Animal Diversity Web. Accessed June 13, 2022 at <text:a xlink:href="https://animaldiversity.org/accounts/Felis_silvestris/" xlink:type="simple">https://animaldiversity.org/accounts/Felis_silvest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opardus pardali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12.25" calcext:value-type="float">
            <text:p>12.25</text:p>
          </table:table-cell>
          <table:table-cell office:value-type="string" calcext:value-type="string">
            <text:p>Chame, M. 2003. Terrestrial mammal feces: a morphometric summary and description. 98 (Suppl. I): 71–94.</text:p>
          </table:table-cell>
          <table:table-cell office:value-type="string" calcext:value-type="string">
            <text:p>Kittel, J. 2011. "Leopardus pardalis" (On-line), Animal Diversity Web. Accessed June 13, 2022 at <text:a xlink:href="https://animaldiversity.org/accounts/Leopardus_pardalis/" xlink:type="simple">https://animaldiversity.org/accounts/Leopardus_pard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Caracal caracal</text:p>
          </table:table-cell>
          <table:table-cell table:style-name="ce24" office:value-type="string" calcext:value-type="string">
            <text:p>Carnivorous</text:p>
          </table:table-cell>
          <table:table-cell office:value-type="float" office:value="17" calcext:value-type="float">
            <text:p>17</text:p>
          </table:table-cell>
          <table:table-cell office:value-type="float" office:value="13.5" calcext:value-type="float">
            <text:p>13.5</text:p>
          </table:table-cell>
          <table:table-cell office:value-type="string" calcext:value-type="string">
            <text:p>Chame, M. 2003. Terrestrial mammal feces: a morphometric summary and description. 98 (Suppl. I): 71–94.</text:p>
          </table:table-cell>
          <table:table-cell office:value-type="string" calcext:value-type="string">
            <text:p>Phillips, L. 2009. "Caracal caracal" (On-line), Animal Diversity Web. Accessed June 13, 2022 at <text:a xlink:href="https://animaldiversity.org/accounts/Caracal_caracal/" xlink:type="simple">https://animaldiversity.org/accounts/Caracal_carac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Leptailurus serval</text:p>
          </table:table-cell>
          <table:table-cell table:style-name="ce24" office:value-type="string" calcext:value-type="string">
            <text:p>Carnivorous</text:p>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Chame, M. 2003. Terrestrial mammal feces: a morphometric summary and description. 98 (Suppl. I): 71–94.</text:p>
          </table:table-cell>
          <table:table-cell office:value-type="string" calcext:value-type="string">
            <text:p>Canniff, T. 2011. "Leptailurus serval" (On-line), Animal Diversity Web. Accessed June 13, 2022 at <text:a xlink:href="https://animaldiversity.org/accounts/Leptailurus_serval/" xlink:type="simple">https://animaldiversity.org/accounts/Leptailurus_serval/</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onca</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83.6" calcext:value-type="float">
            <text:p>83.6</text:p>
          </table:table-cell>
          <table:table-cell office:value-type="string" calcext:value-type="string">
            <text:p>Chame, M. 2003. Terrestrial mammal feces: a morphometric summary and description. 98 (Suppl. I): 71–94.</text:p>
          </table:table-cell>
          <table:table-cell office:value-type="string" calcext:value-type="string">
            <text:p>Hayward, M.W., Kamler, J.F., Montgomery, R.A., Newlove, A., Rostro-García, S., Sales, L.P. and Van Valkenburgh, B. 2016. Prey Preferences of the Jaguar Panthera onca Reflect the Post-Pleistocene Demise of Large Prey. Frontiers in Ecology and Evolution 3.</text:p>
          </table:table-cell>
          <table:table-cell office:value-type="string" calcext:value-type="string">
            <text:p>Body mass is for male individuals from the Amazon.</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uma concolor</text:p>
          </table:table-cell>
          <table:table-cell table:style-name="ce24" office:value-type="string" calcext:value-type="string">
            <text:p>Carnivorous</text:p>
          </table:table-cell>
          <table:table-cell office:value-type="float" office:value="27" calcext:value-type="float">
            <text:p>27</text:p>
          </table:table-cell>
          <table:table-cell office:value-type="float" office:value="62.25" calcext:value-type="float">
            <text:p>62.25</text:p>
          </table:table-cell>
          <table:table-cell office:value-type="string" calcext:value-type="string">
            <text:p>Chame, M. 2003. Terrestrial mammal feces: a morphometric summary and description. 98 (Suppl. I): 71–94.</text:p>
          </table:table-cell>
          <table:table-cell office:value-type="string" calcext:value-type="string">
            <text:p>Shivaraju, A. 2003. "Puma concolor" (On-line), Animal Diversity Web. Accessed June 13, 2022 at <text:a xlink:href="https://animaldiversity.org/accounts/Puma_concolor/" xlink:type="simple">https://animaldiversity.org/accounts/Puma_concol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Felidae</text:p>
          </table:table-cell>
          <table:table-cell table:style-name="ce30" office:value-type="string" calcext:value-type="string">
            <text:p>Panthera leo</text:p>
          </table:table-cell>
          <table:table-cell table:style-name="ce24" office:value-type="string" calcext:value-type="string">
            <text:p>Carnivorous</text:p>
          </table:table-cell>
          <table:table-cell office:value-type="float" office:value="44" calcext:value-type="float">
            <text:p>44</text:p>
          </table:table-cell>
          <table:table-cell office:value-type="float" office:value="157" calcext:value-type="float">
            <text:p>157</text:p>
          </table:table-cell>
          <table:table-cell office:value-type="string" calcext:value-type="string">
            <text:p>Chame, M. 2003. Terrestrial mammal feces: a morphometric summary and description. 98 (Suppl. I): 71–94.</text:p>
          </table:table-cell>
          <table:table-cell office:value-type="string" calcext:value-type="string">
            <text:p>Haas, S.K., Hayssen, V. and Krausman, P.R. 2005. Panthera leo. Mammalian Species 762: 1–11.</text:p>
          </table:table-cell>
          <table:table-cell office:value-type="string" calcext:value-type="string">
            <text:p>Mean body mass of both sexes: (188+126)/2</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Cynictis penicillata</text:p>
          </table:table-cell>
          <table:table-cell table:style-name="ce24" office:value-type="string" calcext:value-type="string">
            <text:p>Carnivorous</text:p>
          </table:table-cell>
          <table:table-cell office:value-type="float" office:value="10" calcext:value-type="float">
            <text:p>10</text:p>
          </table:table-cell>
          <table:table-cell office:value-type="float" office:value="0.5985" calcext:value-type="float">
            <text:p>0.5985</text:p>
          </table:table-cell>
          <table:table-cell office:value-type="string" calcext:value-type="string">
            <text:p>Chame, M. 2003. Terrestrial mammal feces: a morphometric summary and description. 98 (Suppl. I): 71–94.</text:p>
          </table:table-cell>
          <table:table-cell office:value-type="string" calcext:value-type="string">
            <text:p>Light, J. 1999. "Cynictis penicillata" (On-line), Animal Diversity Web. Accessed June 13, 2022 at <text:a xlink:href="https://animaldiversity.org/accounts/Cynictis_penicillata/" xlink:type="simple">https://animaldiversity.org/accounts/Cynictis_penicill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logale parvul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2748" calcext:value-type="float">
            <text:p>0.2748</text:p>
          </table:table-cell>
          <table:table-cell office:value-type="string" calcext:value-type="string">
            <text:p>Chame, M. 2003. Terrestrial mammal feces: a morphometric summary and description. 98 (Suppl. I): 71–94.</text:p>
          </table:table-cell>
          <table:table-cell office:value-type="string" calcext:value-type="string">
            <text:p> Sorin, A. 1999. "Helogale parvula" (On-line), Animal Diversity Web. Accessed June 13, 2022 at <text:a xlink:href="https://animaldiversity.org/accounts/Helogale_parvula/" xlink:type="simple">https://animaldiversity.org/accounts/Helogale_parvul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Suricata suricatta</text:p>
          </table:table-cell>
          <table:table-cell table:style-name="ce24" office:value-type="string" calcext:value-type="string">
            <text:p>Carnivorous</text:p>
          </table:table-cell>
          <table:table-cell office:value-type="float" office:value="18" calcext:value-type="float">
            <text:p>18</text:p>
          </table:table-cell>
          <table:table-cell office:value-type="float" office:value="0.7255" calcext:value-type="float">
            <text:p>0.7255</text:p>
          </table:table-cell>
          <table:table-cell office:value-type="string" calcext:value-type="string">
            <text:p>Chame, M. 2003. Terrestrial mammal feces: a morphometric summary and description. 98 (Suppl. I): 71–94.</text:p>
          </table:table-cell>
          <table:table-cell office:value-type="string" calcext:value-type="string">
            <text:p>Fuehrer, T. 2003. "Suricata suricatta" (On-line), Animal Diversity Web. Accessed June 13, 2022 at <text:a xlink:href="https://animaldiversity.org/accounts/Suricata_suricatta/" xlink:type="simple">https://animaldiversity.org/accounts/Suricata_suricat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pulverulent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Gibbons, S. 2014. "Galerella pulverulenta" (On-line), Animal Diversity Web. Accessed June 13, 2022 at <text:a xlink:href="https://animaldiversity.org/accounts/Galerella_pulverulenta/" xlink:type="simple">https://animaldiversity.org/accounts/Galerella_pulverulen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Mungos mungo</text:p>
          </table:table-cell>
          <table:table-cell table:style-name="ce19" office:value-type="string" calcext:value-type="string">
            <text:p>Omnivorous</text:p>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Chame, M. 2003. Terrestrial mammal feces: a morphometric summary and description. 98 (Suppl. I): 71–94.</text:p>
          </table:table-cell>
          <table:table-cell office:value-type="string" calcext:value-type="string">
            <text:p>Ladd, R. 2000. "Mungos mungo" (On-line), Animal Diversity Web. Accessed June 13, 2022 at <text:a xlink:href="https://animaldiversity.org/accounts/Mungos_mungo/" xlink:type="simple">https://animaldiversity.org/accounts/Mungos_mungo/</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Galerella sanguine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0.87" calcext:value-type="float">
            <text:p>0.87</text:p>
          </table:table-cell>
          <table:table-cell office:value-type="string" calcext:value-type="string">
            <text:p>Chame, M. 2003. Terrestrial mammal feces: a morphometric summary and description. 98 (Suppl. I): 71–94.</text:p>
          </table:table-cell>
          <table:table-cell office:value-type="string" calcext:value-type="string">
            <text:p>Webb, K. 2018. "Galerella sanguinea" (On-line), Animal Diversity Web. Accessed June 13, 2022 at <text:a xlink:href="https://animaldiversity.org/accounts/Galerella_sanguinea/" xlink:type="simple">https://animaldiversity.org/accounts/Galerella_sangu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Ichneumia albicauda</text:p>
          </table:table-cell>
          <table:table-cell table:style-name="ce19" office:value-type="string" calcext:value-type="string">
            <text:p>Omnivorous</text:p>
          </table:table-cell>
          <table:table-cell office:value-type="float" office:value="13" calcext:value-type="float">
            <text:p>13</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Matson, M. 2013. "Ichneumia albicauda" (On-line), Animal Diversity Web. Accessed June 13, 2022 at <text:a xlink:href="https://animaldiversity.org/accounts/Ichneumia_albicauda/" xlink:type="simple">https://animaldiversity.org/accounts/Ichneumia_alb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Atilax paludinosu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3.3" calcext:value-type="float">
            <text:p>3.3</text:p>
          </table:table-cell>
          <table:table-cell office:value-type="string" calcext:value-type="string">
            <text:p>Chame, M. 2003. Terrestrial mammal feces: a morphometric summary and description. 98 (Suppl. I): 71–94.</text:p>
          </table:table-cell>
          <table:table-cell office:value-type="string" calcext:value-type="string">
            <text:p>Nocon, W. 1999. "Atilax paludinosus" (On-line), Animal Diversity Web. Accessed June 13, 2022 at <text:a xlink:href="https://animaldiversity.org/accounts/Atilax_paludinosus/" xlink:type="simple">https://animaldiversity.org/accounts/Atilax_paludinos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erpestidae</text:p>
          </table:table-cell>
          <table:table-cell table:style-name="ce30" office:value-type="string" calcext:value-type="string">
            <text:p>Herpestes ichneumon</text:p>
          </table:table-cell>
          <table:table-cell table:style-name="ce19" office:value-type="string" calcext:value-type="string">
            <text:p>Omnivorous</text:p>
          </table:table-cell>
          <table:table-cell office:value-type="float" office:value="23" calcext:value-type="float">
            <text:p>23</text:p>
          </table:table-cell>
          <table:table-cell office:value-type="float" office:value="2.85" calcext:value-type="float">
            <text:p>2.85</text:p>
          </table:table-cell>
          <table:table-cell office:value-type="string" calcext:value-type="string">
            <text:p>Chame, M. 2003. Terrestrial mammal feces: a morphometric summary and description. 98 (Suppl. I): 71–94.</text:p>
          </table:table-cell>
          <table:table-cell office:value-type="string" calcext:value-type="string">
            <text:p>Bies, L. 2002. "Herpestes ichneumon" (On-line), Animal Diversity Web. Accessed June 13, 2022 at <text:a xlink:href="https://animaldiversity.org/accounts/Herpestes_ichneumon/" xlink:type="simple">https://animaldiversity.org/accounts/Herpestes_ichneumon/</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Hyaenidae</text:p>
          </table:table-cell>
          <table:table-cell table:style-name="ce30" office:value-type="string" calcext:value-type="string">
            <text:p>Proteles cristata</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11" calcext:value-type="float">
            <text:p>11</text:p>
          </table:table-cell>
          <table:table-cell office:value-type="string" calcext:value-type="string">
            <text:p>Chame, M. 2003. Terrestrial mammal feces: a morphometric summary and description. 98 (Suppl. I): 71–94.</text:p>
          </table:table-cell>
          <table:table-cell office:value-type="string" calcext:value-type="string">
            <text:p>Stump, M. 2011. "Proteles cristata" (On-line), Animal Diversity Web. Accessed June 13, 2022 at <text:a xlink:href="https://animaldiversity.org/accounts/Proteles_cristata/" xlink:type="simple">https://animaldiversity.org/accounts/Proteles_crist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nivali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55" calcext:value-type="float">
            <text:p>0.055</text:p>
          </table:table-cell>
          <table:table-cell office:value-type="string" calcext:value-type="string">
            <text:p>Chame, M. 2003. Terrestrial mammal feces: a morphometric summary and description. 98 (Suppl. I): 71–94.</text:p>
          </table:table-cell>
          <table:table-cell office:value-type="string" calcext:value-type="string">
            <text:p>Campbell, G. 2014. "Mustela nivalis" (On-line), Animal Diversity Web. Accessed June 19, 2022 at <text:a xlink:href="https://animaldiversity.org/accounts/Mustela_nivalis/" xlink:type="simple">https://animaldiversity.org/accounts/Mustela_ni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erminea</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72" calcext:value-type="float">
            <text:p>0.072</text:p>
          </table:table-cell>
          <table:table-cell office:value-type="string" calcext:value-type="string">
            <text:p>Chame, M. 2003. Terrestrial mammal feces: a morphometric summary and description. 98 (Suppl. I): 71–94.</text:p>
          </table:table-cell>
          <table:table-cell office:value-type="string" calcext:value-type="string">
            <text:p>Loso, H. 1999. "Mustela erminea" (On-line), Animal Diversity Web. Accessed June 19, 2022 at <text:a xlink:href="https://animaldiversity.org/accounts/Mustela_erminea/" xlink:type="simple">https://animaldiversity.org/accounts/Mustela_ermine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ustela frenata</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1506" calcext:value-type="float">
            <text:p>0.1506</text:p>
          </table:table-cell>
          <table:table-cell office:value-type="string" calcext:value-type="string">
            <text:p>Chame, M. 2003. Terrestrial mammal feces: a morphometric summary and description. 98 (Suppl. I): 71–94.</text:p>
          </table:table-cell>
          <table:table-cell office:value-type="string" calcext:value-type="string">
            <text:p>Newell, T. 2002. "Mustela frenata" (On-line), Animal Diversity Web. Accessed June 19, 2022 at <text:a xlink:href="https://animaldiversity.org/accounts/Mustela_frenata/" xlink:type="simple">https://animaldiversity.org/accounts/Mustela_frenat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ustela putorius</text:span></text:p>
          </table:table-cell>
          <table:table-cell table:style-name="ce24" office:value-type="string" calcext:value-type="string">
            <text:p>Carnivorous</text:p>
          </table:table-cell>
          <table:table-cell office:value-type="float" office:value="7.5" calcext:value-type="float">
            <text:p>7.5</text:p>
          </table:table-cell>
          <table:table-cell office:value-type="float" office:value="0.8202" calcext:value-type="float">
            <text:p>0.8202</text:p>
          </table:table-cell>
          <table:table-cell office:value-type="string" calcext:value-type="string">
            <text:p>Bajdek et al. (in review)</text:p>
          </table:table-cell>
          <table:table-cell office:value-type="string" calcext:value-type="string">
            <text:p>Sidorovich, V., Kruuk, H. and Macdonald, D.W, 1999. <text:s/>Body size, and interactions between European and American mink (Mustela lutreola and M. vison) in Eastern Europe. <text:s/>J. Zool., Lond. 248: 521-527.</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Taxidea taxus</text:p>
          </table:table-cell>
          <table:table-cell table:style-name="ce24" office:value-type="string" calcext:value-type="string">
            <text:p>Carnivorous</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Chame, M. 2003. Terrestrial mammal feces: a morphometric summary and description. 98 (Suppl. I): 71–94.</text:p>
          </table:table-cell>
          <table:table-cell office:value-type="string" calcext:value-type="string">
            <text:p>Shefferly, N. 1999. "Taxidea taxus" (On-line), Animal Diversity Web. Accessed June 19, 2022 at <text:a xlink:href="https://animaldiversity.org/accounts/Taxidea_taxus/" xlink:type="simple">https://animaldiversity.org/accounts/Taxidea_tax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Aonyx capensis</text:p>
          </table:table-cell>
          <table:table-cell table:style-name="ce24" office:value-type="string" calcext:value-type="string">
            <text:p>Carnivorous</text:p>
          </table:table-cell>
          <table:table-cell office:value-type="float" office:value="26" calcext:value-type="float">
            <text:p>26</text:p>
          </table:table-cell>
          <table:table-cell office:value-type="float" office:value="15.8" calcext:value-type="float">
            <text:p>15.8</text:p>
          </table:table-cell>
          <table:table-cell office:value-type="string" calcext:value-type="string">
            <text:p>Chame, M. 2003. Terrestrial mammal feces: a morphometric summary and description. 98 (Suppl. I): 71–94.</text:p>
          </table:table-cell>
          <table:table-cell office:value-type="string" calcext:value-type="string">
            <text:p>Kowalsky, D. 2013. "Aonyx capensis" (On-line), Animal Diversity Web. Accessed June 13, 2022 at <text:a xlink:href="https://animaldiversity.org/accounts/Aonyx_capensis/" xlink:type="simple">https://animaldiversity.org/accounts/Aonyx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Enhydra lutri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24.5" calcext:value-type="float">
            <text:p>24.5</text:p>
          </table:table-cell>
          <table:table-cell office:value-type="string" calcext:value-type="string">
            <text:p>Chame, M. 2003. Terrestrial mammal feces: a morphometric summary and description. 98 (Suppl. I): 71–94.</text:p>
          </table:table-cell>
          <table:table-cell office:value-type="string" calcext:value-type="string">
            <text:p>Allegra, J.; R. Rath and A. Gunderson 2012. "Enhydra lutris" (On-line), Animal Diversity Web. Accessed June 19, 2022 at <text:a xlink:href="https://animaldiversity.org/accounts/Enhydra_lutris/" xlink:type="simple">https://animaldiversity.org/accounts/Enhydra_lutris/</text:a></text:p>
          </table:table-cell>
          <table:table-cell office:value-type="string" calcext:value-type="string">
            <text:p>Weight given for sea otters from California. </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Spilogale putoriu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Pennington, S. 2002. "Spilogale putorius" (On-line), Animal Diversity Web. Accessed June 19, 2022 at <text:a xlink:href="https://animaldiversity.org/accounts/Spilogale_putorius/" xlink:type="simple">https://animaldiversity.org/accounts/Spilogale_putor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martes</text:span></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1.14" calcext:value-type="float">
            <text:p>1.14</text:p>
          </table:table-cell>
          <table:table-cell office:value-type="string" calcext:value-type="string">
            <text:p>Bajdek et al. (in review)</text:p>
          </table:table-cell>
          <table:table-cell office:value-type="string" calcext:value-type="string">
            <text:p>Schwanz, L. 2000. "Martes martes" (On-line), Animal Diversity Web. Accessed June 13, 2022 at <text:a xlink:href="https://animaldiversity.org/accounts/Martes_martes/" xlink:type="simple">https://animaldiversity.org/accounts/Martes_mart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artes foina</text:span></text:p>
          </table:table-cell>
          <table:table-cell table:style-name="ce19" office:value-type="string" calcext:value-type="string">
            <text:p>Omnivorous</text:p>
          </table:table-cell>
          <table:table-cell office:value-type="float" office:value="13.5" calcext:value-type="float">
            <text:p>13.5</text:p>
          </table:table-cell>
          <table:table-cell office:value-type="float" office:value="1.7" calcext:value-type="float">
            <text:p>1.7</text:p>
          </table:table-cell>
          <table:table-cell office:value-type="string" calcext:value-type="string">
            <text:p>Bajdek et al. (in review)</text:p>
          </table:table-cell>
          <table:table-cell office:value-type="string" calcext:value-type="string">
            <text:p>Carter, K. 2004. "Martes foina" (On-line), Animal Diversity Web. Accessed June 13, 2022 at <text:a xlink:href="https://animaldiversity.org/accounts/Martes_foina/" xlink:type="simple">https://animaldiversity.org/accounts/Martes_fo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artes pennanti</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25" calcext:value-type="float">
            <text:p>3.25</text:p>
          </table:table-cell>
          <table:table-cell office:value-type="string" calcext:value-type="string">
            <text:p>Chame, M. 2003. Terrestrial mammal feces: a morphometric summary and description. 98 (Suppl. I): 71–94.</text:p>
          </table:table-cell>
          <table:table-cell office:value-type="string" calcext:value-type="string">
            <text:p>Rhines, C. 2003. "Martes pennanti" (On-line), Animal Diversity Web. Accessed June 19, 2022 at <text:a xlink:href="https://animaldiversity.org/accounts/Martes_pennanti/" xlink:type="simple">https://animaldiversity.org/accounts/Martes_pennan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phitis mephitis</text:p>
          </table:table-cell>
          <table:table-cell table:style-name="ce19" office:value-type="string" calcext:value-type="string">
            <text:p>Omnivorous</text:p>
          </table:table-cell>
          <table:table-cell office:value-type="float" office:value="16" calcext:value-type="float">
            <text:p>16</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Kiiskila, J. 2014. "Mephitis mephitis" (On-line), Animal Diversity Web. Accessed June 19, 2022 at <text:a xlink:href="https://animaldiversity.org/accounts/Mephitis_mephitis/" xlink:type="simple">https://animaldiversity.org/accounts/Mephitis_mephit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2" office:value-type="string" calcext:value-type="string">
            <text:p><text:span text:style-name="T2">Meles meles</text:span></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11.7" calcext:value-type="float">
            <text:p>11.7</text:p>
          </table:table-cell>
          <table:table-cell office:value-type="string" calcext:value-type="string">
            <text:p>Bajdek et al. (in review)</text:p>
          </table:table-cell>
          <table:table-cell office:value-type="string" calcext:value-type="string">
            <text:p>Wang, A. 2011. "Meles meles" (On-line), Animal Diversity Web. Accessed June 13, 2022 at <text:a xlink:href="https://animaldiversity.org/accounts/Meles_meles/" xlink:type="simple">https://animaldiversity.org/accounts/Meles_mel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Mustelidae</text:p>
          </table:table-cell>
          <table:table-cell table:style-name="ce30" office:value-type="string" calcext:value-type="string">
            <text:p>Mellivora capensis</text:p>
          </table:table-cell>
          <table:table-cell table:style-name="ce19" office:value-type="string" calcext:value-type="string">
            <text:p>Omnivorous</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Chame, M. 2003. Terrestrial mammal feces: a morphometric summary and description. 98 (Suppl. I): 71–94.</text:p>
          </table:table-cell>
          <table:table-cell office:value-type="string" calcext:value-type="string">
            <text:p>Hoffman, Z. 2014. "Mellivora capensis" (On-line), Animal Diversity Web. Accessed June 13, 2022 at <text:a xlink:href="https://animaldiversity.org/accounts/Mellivora_capensis/" xlink:type="simple">https://animaldiversity.org/accounts/Mellivora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Otariidae</text:p>
          </table:table-cell>
          <table:table-cell table:style-name="ce30" office:value-type="string" calcext:value-type="string">
            <text:p>Zalophus californian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83" calcext:value-type="float">
            <text:p>183</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rice, R. 2002. "Zalophus californianus" (On-line), Animal Diversity Web. Accessed June 27, 2022 at <text:a xlink:href="https://animaldiversity.org/accounts/Zalophus_californianus/" xlink:type="simple">https://animaldiversity.org/accounts/Zalophus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Bassariscus astut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0.9" calcext:value-type="float">
            <text:p>0.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Nasua naric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Procyonidae</text:p>
          </table:table-cell>
          <table:table-cell table:style-name="ce30" office:value-type="string" calcext:value-type="string">
            <text:p>Procyon lotor</text:p>
          </table:table-cell>
          <table:table-cell table:style-name="ce19" office:value-type="string" calcext:value-type="string">
            <text:p>Omnivorous</text:p>
          </table:table-cell>
          <table:table-cell office:value-type="float" office:value="19" calcext:value-type="float">
            <text:p>19</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Fox, R. 2001. "Procyon lotor" (On-line), Animal Diversity Web. Accessed June 13, 2022 at <text:a xlink:href="https://animaldiversity.org/accounts/Procyon_lotor/" xlink:type="simple">https://animaldiversity.org/accounts/Procyon_lotor/</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mericanus</text:p>
          </table:table-cell>
          <table:table-cell table:style-name="ce19" office:value-type="string" calcext:value-type="string">
            <text:p>Omnivorous</text:p>
          </table:table-cell>
          <table:table-cell office:value-type="float" office:value="28" calcext:value-type="float">
            <text:p>28</text:p>
          </table:table-cell>
          <table:table-cell office:value-type="float" office:value="94.5" calcext:value-type="float">
            <text:p>94.5</text:p>
          </table:table-cell>
          <table:table-cell office:value-type="string" calcext:value-type="string">
            <text:p>Chame, M. 2003. Terrestrial mammal feces: a morphometric summary and description. 98 (Suppl. I): 71–9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38" calcext:value-type="float">
            <text:p>38</text:p>
          </table:table-cell>
          <table:table-cell office:value-type="float" office:value="180" calcext:value-type="float">
            <text:p>180</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Ursidae</text:p>
          </table:table-cell>
          <table:table-cell table:style-name="ce30" office:value-type="string" calcext:value-type="string">
            <text:p>Ursus arctos horribilis</text:p>
          </table:table-cell>
          <table:table-cell table:style-name="ce19" office:value-type="string" calcext:value-type="string">
            <text:p>Omnivorous</text:p>
          </table:table-cell>
          <table:table-cell office:value-type="float" office:value="57" calcext:value-type="float">
            <text:p>57</text:p>
          </table:table-cell>
          <table:table-cell office:value-type="float" office:value="298" calcext:value-type="float">
            <text:p>298</text:p>
          </table:table-cell>
          <table:table-cell office:value-type="string" calcext:value-type="string">
            <text:p>Chame, M. 2003. Terrestrial mammal feces: a morphometric summary and description. 98 (Suppl. I): 71–94.</text:p>
          </table:table-cell>
          <table:table-cell office:value-type="string" calcext:value-type="string">
            <text:p>Ballenger, L. 2002. "Ursus arctos" (On-line), Animal Diversity Web. Accessed June 13, 2022 at <text:a xlink:href="https://animaldiversity.org/accounts/Ursus_arctos/" xlink:type="simple">https://animaldiversity.org/accounts/Ursus_arcto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arnivora, Viverridae</text:p>
          </table:table-cell>
          <table:table-cell table:style-name="ce30" office:value-type="string" calcext:value-type="string">
            <text:p>Genetta tigrina</text:p>
          </table:table-cell>
          <table:table-cell table:style-name="ce19" office:value-type="string" calcext:value-type="string">
            <text:p>Omnivorous</text:p>
          </table:table-cell>
          <table:table-cell office:value-type="float" office:value="15" calcext:value-type="float">
            <text:p>15</text:p>
          </table:table-cell>
          <table:table-cell office:value-type="float" office:value="1.82" calcext:value-type="float">
            <text:p>1.82</text:p>
          </table:table-cell>
          <table:table-cell office:value-type="string" calcext:value-type="string">
            <text:p>Chame, M. 2003. Terrestrial mammal feces: a morphometric summary and description. 98 (Suppl. I): 71–94.</text:p>
          </table:table-cell>
          <table:table-cell office:value-type="string" calcext:value-type="string">
            <text:p>Makenbach, S. 2012. "Genetta tigrina" (On-line), Animal Diversity Web. Accessed June 13, 2022 at <text:a xlink:href="https://animaldiversity.org/accounts/Genetta_tigrina/" xlink:type="simple">https://animaldiversity.org/accounts/Genetta_tigrin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Antrozous pallidus</text:p>
          </table:table-cell>
          <table:table-cell table:style-name="ce24" office:value-type="string" calcext:value-type="string">
            <text:p>Carnivorous</text:p>
          </table:table-cell>
          <table:table-cell office:value-type="float" office:value="2.4" calcext:value-type="float">
            <text:p>2.4</text:p>
          </table:table-cell>
          <table:table-cell office:value-type="float" office:value="0.0225" calcext:value-type="float">
            <text:p>0.02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eber, K. 2009. "Antrozous pallidus" (On-line), Animal Diversity Web. Accessed June 28, 2022 at <text:a xlink:href="https://animaldiversity.org/accounts/Antrozous_pallidus/" xlink:type="simple">https://animaldiversity.org/accounts/Antrozous_pallid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Chiroptera, Vespertilionidae</text:p>
          </table:table-cell>
          <table:table-cell table:style-name="ce30" office:value-type="string" calcext:value-type="string">
            <text:p>Myotis lucifugus</text:p>
          </table:table-cell>
          <table:table-cell table:style-name="ce24" office:value-type="string" calcext:value-type="string">
            <text:p>Carnivorous</text:p>
          </table:table-cell>
          <table:table-cell office:value-type="float" office:value="2.5" calcext:value-type="float">
            <text:p>2.5</text:p>
          </table:table-cell>
          <table:table-cell office:value-type="float" office:value="0.0095" calcext:value-type="float">
            <text:p>0.009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Havens, A. 2006. "Myotis lucifugus" (On-line), Animal Diversity Web. Accessed June 28, 2022 at <text:a xlink:href="https://animaldiversity.org/accounts/Myotis_lucifugus/" xlink:type="simple">https://animaldiversity.org/accounts/Myotis_lucifugus/</text:a></text:p>
          </table:table-cell>
          <table:table-cell office:value-type="string" calcext:value-type="string">
            <text:p>Measured from photos (n=15) in Elbroch et al. (2012).</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Cryptotis parva</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45" calcext:value-type="float">
            <text:p>0.0045</text:p>
          </table:table-cell>
          <table:table-cell office:value-type="string" calcext:value-type="string">
            <text:p>Chame, M. 2003. Terrestrial mammal feces: a morphometric summary and description. 98 (Suppl. I): 71–94.</text:p>
          </table:table-cell>
          <table:table-cell office:value-type="string" calcext:value-type="string">
            <text:p>Ohl, A. and C. Kent 2012. "Cryptotis parva" (On-line), Animal Diversity Web. Accessed June 13, 2022 at <text:a xlink:href="https://animaldiversity.org/accounts/Cryptotis_parva/" xlink:type="simple">https://animaldiversity.org/accounts/Cryptotis_parv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Sorex articus</text:p>
          </table:table-cell>
          <table:table-cell table:style-name="ce24" office:value-type="string" calcext:value-type="string">
            <text:p>Carnivorous</text:p>
          </table:table-cell>
          <table:table-cell office:value-type="float" office:value="1" calcext:value-type="float">
            <text:p>1</text:p>
          </table:table-cell>
          <table:table-cell office:value-type="float" office:value="0.0094" calcext:value-type="float">
            <text:p>0.0094</text:p>
          </table:table-cell>
          <table:table-cell office:value-type="string" calcext:value-type="string">
            <text:p>Chame, M. 2003. Terrestrial mammal feces: a morphometric summary and description. 98 (Suppl. I): 71–94.</text:p>
          </table:table-cell>
          <table:table-cell office:value-type="string" calcext:value-type="string">
            <text:p>Seto, S. 2006. "Sorex arcticus" (On-line), Animal Diversity Web. Accessed June 13, 2022 at <text:a xlink:href="https://animaldiversity.org/accounts/Sorex_arcticus/" xlink:type="simple">https://animaldiversity.org/accounts/Sorex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Blarina brevicauda</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2163" calcext:value-type="float">
            <text:p>0.02163</text:p>
          </table:table-cell>
          <table:table-cell office:value-type="string" calcext:value-type="string">
            <text:p>Chame, M. 2003. Terrestrial mammal feces: a morphometric summary and description. 98 (Suppl. I): 71–94.</text:p>
          </table:table-cell>
          <table:table-cell office:value-type="string" calcext:value-type="string">
            <text:p>Ballenger, L. 2011. "Blarina brevicauda" (On-line), Animal Diversity Web. Accessed June 13, 2022 at <text:a xlink:href="https://animaldiversity.org/accounts/Blarina_brevicauda/" xlink:type="simple">https://animaldiversity.org/accounts/Blarina_brevicaud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Eulipotyphla</text:p>
          </table:table-cell>
          <table:table-cell table:style-name="ce30" office:value-type="string" calcext:value-type="string">
            <text:p>Erinaceus europaeus</text:p>
          </table:table-cell>
          <table:table-cell table:style-name="ce24" office:value-type="string" calcext:value-type="string">
            <text:p>Carnivorous</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Chame, M. 2003. Terrestrial mammal feces: a morphometric summary and description. 98 (Suppl. I): 71–94.</text:p>
          </table:table-cell>
          <table:table-cell office:value-type="string" calcext:value-type="string">
            <text:p>Roberts, C. 2011. "Erinaceus europaeus" (On-line), Animal Diversity Web. Accessed June 13, 2022 at <text:a xlink:href="https://animaldiversity.org/accounts/Erinaceus_europaeus/" xlink:type="simple">https://animaldiversity.org/accounts/Erinaceus_europae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chotona princeps</text:p>
          </table:table-cell>
          <table:table-cell table:style-name="ce20" office:value-type="string" calcext:value-type="string">
            <text:p>Herbivorous</text:p>
          </table:table-cell>
          <table:table-cell office:value-type="float" office:value="4.3" calcext:value-type="float">
            <text:p>4.3</text:p>
          </table:table-cell>
          <table:table-cell office:value-type="float" office:value="0.1485" calcext:value-type="float">
            <text:p>0.148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Peri, A. 2012. "Ochotona princeps" (On-line), Animal Diversity Web. Accessed June 28, 2022 at <text:a xlink:href="https://animaldiversity.org/accounts/Ochotona_princeps/" xlink:type="simple">https://animaldiversity.org/accounts/Ochotona_princeps/</text:a></text:p>
          </table:table-cell>
          <table:table-cell office:value-type="string" calcext:value-type="string">
            <text:p>Measured from photos (n=7)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Brachylagus idahoensis</text:p>
          </table:table-cell>
          <table:table-cell table:style-name="ce20" office:value-type="string" calcext:value-type="string">
            <text:p>Herbivorous</text:p>
          </table:table-cell>
          <table:table-cell office:value-type="float" office:value="4.5" calcext:value-type="float">
            <text:p>4.5</text:p>
          </table:table-cell>
          <table:table-cell office:value-type="float" office:value="0.417" calcext:value-type="float">
            <text:p>0.417</text:p>
          </table:table-cell>
          <table:table-cell office:value-type="string" calcext:value-type="string">
            <text:p>Chame, M. 2003. Terrestrial mammal feces: a morphometric summary and description. 98 (Suppl. I): 71–94.</text:p>
          </table:table-cell>
          <table:table-cell office:value-type="string" calcext:value-type="string">
            <text:p>Rohde, A. 2006. "Brachylagus idahoensis" (On-line), Animal Diversity Web. Accessed June 21, 2022 at <text:a xlink:href="https://animaldiversity.org/accounts/Brachylagus_idahoensis/" xlink:type="simple">https://animaldiversity.org/accounts/Brachylagus_idaho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bachmani</text:p>
          </table:table-cell>
          <table:table-cell table:style-name="ce20" office:value-type="string" calcext:value-type="string">
            <text:p>Herbivorous</text:p>
          </table:table-cell>
          <table:table-cell office:value-type="float" office:value="7.5" calcext:value-type="float">
            <text:p>7.5</text:p>
          </table:table-cell>
          <table:table-cell office:value-type="float" office:value="0.71" calcext:value-type="float">
            <text:p>0.7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ane, S. and R. Csomos 2002. "Sylvilagus bachmani" (On-line), Animal Diversity Web. Accessed June 28, 2022 at <text:a xlink:href="https://animaldiversity.org/accounts/Sylvilagus_bachmani/" xlink:type="simple">https://animaldiversity.org/accounts/Sylvilagus_bachmani/</text:a></text:p>
          </table:table-cell>
          <table:table-cell office:value-type="string" calcext:value-type="string">
            <text:p>Measured from photos (n=19) in Elbroch et al. (2012).</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Sylvilagus floridanu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1.165" calcext:value-type="float">
            <text:p>1.165</text:p>
          </table:table-cell>
          <table:table-cell office:value-type="string" calcext:value-type="string">
            <text:p>Chame, M. 2003. Terrestrial mammal feces: a morphometric summary and description. 98 (Suppl. I): 71–94.</text:p>
          </table:table-cell>
          <table:table-cell office:value-type="string" calcext:value-type="string">
            <text:p>Mikita, K. 1999. "Sylvilagus floridanus" (On-line), Animal Diversity Web. Accessed June 21, 2022 at <text:a xlink:href="https://animaldiversity.org/accounts/Sylvilagus_floridanus/" xlink:type="simple">https://animaldiversity.org/accounts/Sylvilagus_florid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Oryctolagus cunicul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Chame, M. 2003. Terrestrial mammal feces: a morphometric summary and description. 98 (Suppl. I): 71–94.</text:p>
          </table:table-cell>
          <table:table-cell office:value-type="string" calcext:value-type="string">
            <text:p>Tislerics, A. 2000. "Oryctolagus cuniculus" (On-line), Animal Diversity Web. Accessed June 11, 2022 at <text:a xlink:href="https://animaldiversity.org/accounts/Oryctolagus_cuniculus/" xlink:type="simple">https://animaldiversity.org/accounts/Oryctolagus_cuni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townsendii</text:p>
          </table:table-cell>
          <table:table-cell table:style-name="ce20" office:value-type="string" calcext:value-type="string">
            <text:p>Herbivorous</text:p>
          </table:table-cell>
          <table:table-cell office:value-type="float" office:value="11.5" calcext:value-type="float">
            <text:p>11.5</text:p>
          </table:table-cell>
          <table:table-cell office:value-type="float" office:value="3.5" calcext:value-type="float">
            <text:p>3.5</text:p>
          </table:table-cell>
          <table:table-cell office:value-type="string" calcext:value-type="string">
            <text:p>Chame, M. 2003. Terrestrial mammal feces: a morphometric summary and description. 98 (Suppl. I): 71–94.</text:p>
          </table:table-cell>
          <table:table-cell office:value-type="string" calcext:value-type="string">
            <text:p>Gosline, A. 2001. "Lepus townsendii" (On-line), Animal Diversity Web. Accessed June 21, 2022 at <text:a xlink:href="https://animaldiversity.org/accounts/Lepus_townsendii/" xlink:type="simple">https://animaldiversity.org/accounts/Lepus_townsend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arcticus</text:p>
          </table:table-cell>
          <table:table-cell table:style-name="ce20" office:value-type="string" calcext:value-type="string">
            <text:p>Herbivorous</text:p>
          </table:table-cell>
          <table:table-cell office:value-type="float" office:value="14" calcext:value-type="float">
            <text:p>14</text:p>
          </table:table-cell>
          <table:table-cell office:value-type="float" office:value="4" calcext:value-type="float">
            <text:p>4</text:p>
          </table:table-cell>
          <table:table-cell office:value-type="string" calcext:value-type="string">
            <text:p>Chame, M. 2003. Terrestrial mammal feces: a morphometric summary and description. 98 (Suppl. I): 71–94.</text:p>
          </table:table-cell>
          <table:table-cell office:value-type="string" calcext:value-type="string">
            <text:p>Betzler, B. 2015. "Lepus arcticus" (On-line), Animal Diversity Web. Accessed June 21, 2022 at <text:a xlink:href="https://animaldiversity.org/accounts/Lepus_arcticus/" xlink:type="simple">https://animaldiversity.org/accounts/Lepus_arct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Lagomorpha</text:p>
          </table:table-cell>
          <table:table-cell table:style-name="ce30" office:value-type="string" calcext:value-type="string">
            <text:p>Lepus capensis</text:p>
          </table:table-cell>
          <table:table-cell table:style-name="ce20" office:value-type="string" calcext:value-type="string">
            <text:p>Herbivorous</text:p>
          </table:table-cell>
          <table:table-cell office:value-type="float" office:value="17.5" calcext:value-type="float">
            <text:p>17.5</text:p>
          </table:table-cell>
          <table:table-cell office:value-type="float" office:value="4.5" calcext:value-type="float">
            <text:p>4.5</text:p>
          </table:table-cell>
          <table:table-cell office:value-type="string" calcext:value-type="string">
            <text:p>Chame, M. 2003. Terrestrial mammal feces: a morphometric summary and description. 98 (Suppl. I): 71–94.</text:p>
          </table:table-cell>
          <table:table-cell office:value-type="string" calcext:value-type="string">
            <text:p>Begnoche, D. 2002. "Lepus capensis" (On-line), Animal Diversity Web. Accessed June 11, 2022 at <text:a xlink:href="https://animaldiversity.org/accounts/Lepus_capensis/" xlink:type="simple">https://animaldiversity.org/accounts/Lepus_capens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Aplodontiidae</text:p>
          </table:table-cell>
          <table:table-cell table:style-name="ce30" office:value-type="string" calcext:value-type="string">
            <text:p>Aplodontia rufa</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1.125" calcext:value-type="float">
            <text:p>1.125</text:p>
          </table:table-cell>
          <table:table-cell office:value-type="string" calcext:value-type="string">
            <text:p>Chame, M. 2003. Terrestrial mammal feces: a morphometric summary and description. 98 (Suppl. I): 71–94.</text:p>
          </table:table-cell>
          <table:table-cell office:value-type="string" calcext:value-type="string">
            <text:p>Newell, T. 2002. "Aplodontia rufa" (On-line), Animal Diversity Web. Accessed June 21, 2022 at <text:a xlink:href="https://animaldiversity.org/accounts/Aplodontia_rufa/" xlink:type="simple">https://animaldiversity.org/accounts/Aplodontia_ruf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canadensis</text:p>
          </table:table-cell>
          <table:table-cell table:style-name="ce20" office:value-type="string" calcext:value-type="string">
            <text:p>Herbivorous</text:p>
          </table:table-cell>
          <table:table-cell office:value-type="float" office:value="18" calcext:value-type="float">
            <text:p>18</text:p>
          </table:table-cell>
          <table:table-cell office:value-type="float" office:value="20.5" calcext:value-type="float">
            <text:p>20.5</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storidae</text:p>
          </table:table-cell>
          <table:table-cell table:style-name="ce30" office:value-type="string" calcext:value-type="string">
            <text:p>Castor fiber</text:p>
          </table:table-cell>
          <table:table-cell table:style-name="ce20" office:value-type="string" calcext:value-type="string">
            <text:p>Herbivorous</text:p>
          </table:table-cell>
          <table:table-cell office:value-type="float" office:value="20" calcext:value-type="float">
            <text:p>20</text:p>
          </table:table-cell>
          <table:table-cell office:value-type="float" office:value="18.846" calcext:value-type="float">
            <text:p>18.846</text:p>
          </table:table-cell>
          <table:table-cell office:value-type="string" calcext:value-type="string">
            <text:p>Chame, M. 2003. Terrestrial mammal feces: a morphometric summary and description. 98 (Suppl. I): 71–94.</text:p>
          </table:table-cell>
          <table:table-cell office:value-type="string" calcext:value-type="string">
            <text:p>Jankowska, B., Żmijewski, T., Kwiatkowska, A. and Korzeniowski, W. 2005. The composition and properties of beaver (Castor fiber) meat. European Journal of Wildlife Research 51 (4): 283–286.</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Galea spixii</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35" calcext:value-type="float">
            <text:p>0.35</text:p>
          </table:table-cell>
          <table:table-cell office:value-type="string" calcext:value-type="string">
            <text:p>Chame, M. 2003. Terrestrial mammal feces: a morphometric summary and description. 98 (Suppl. I): 71–94.</text:p>
          </table:table-cell>
          <table:table-cell office:value-type="string" calcext:value-type="string">
            <text:p>da Silva Santos, S., Bonifácio, K.M. and de Lucena, R.F.P. 2021. Use and traditional management of Galea spixii (Wagler 1831) and Kerodon rupestris (Wied-Neuwied 1820) in the municipalities of Pau dos Ferros, Encanto, and Francisco Dantas (northeastern Brazil). Environment, Development and Sustainability 23 (8): 12446–12462.</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aviidae</text:p>
          </table:table-cell>
          <table:table-cell table:style-name="ce30" office:value-type="string" calcext:value-type="string">
            <text:p>Kerodon rupestris</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12" calcext:value-type="float">
            <text:p>0.612</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7616" xlink:type="simple">https://www.gbif.org/species/2437616</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montanus</text:p>
          </table:table-cell>
          <table:table-cell table:style-name="ce20" office:value-type="string" calcext:value-type="string">
            <text:p>Herbivorous</text:p>
          </table:table-cell>
          <table:table-cell office:value-type="float" office:value="1" calcext:value-type="float">
            <text:p>1</text:p>
          </table:table-cell>
          <table:table-cell office:value-type="float" office:value="0.06115" calcext:value-type="float">
            <text:p>0.06115</text:p>
          </table:table-cell>
          <table:table-cell office:value-type="string" calcext:value-type="string">
            <text:p>Chame, M. 2003. Terrestrial mammal feces: a morphometric summary and description. 98 (Suppl. I): 71–94.</text:p>
          </table:table-cell>
          <table:table-cell office:value-type="string" calcext:value-type="string">
            <text:p>Stidham, C. 2020. "Microtus montanus" (On-line), Animal Diversity Web. Accessed June 21, 2022 at <text:a xlink:href="https://animaldiversity.org/accounts/Microtus_montanus/" xlink:type="simple">https://animaldiversity.org/accounts/Microtus_montan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borimus longicaudus</text:p>
          </table:table-cell>
          <table:table-cell table:style-name="ce20" office:value-type="string" calcext:value-type="string">
            <text:p>Herbivorous</text:p>
          </table:table-cell>
          <table:table-cell office:value-type="float" office:value="1.25" calcext:value-type="float">
            <text:p>1.25</text:p>
          </table:table-cell>
          <table:table-cell office:value-type="float" office:value="0.037" calcext:value-type="float">
            <text:p>0.037</text:p>
          </table:table-cell>
          <table:table-cell office:value-type="string" calcext:value-type="string">
            <text:p>Elbroch, M., Kresky, M. and Evans, J. 2012. Field guide to animal tracks and scat of California. University of California Press, Berkeley, Los Angeles, London.</text:p>
          </table:table-cell>
          <table:table-cell/>
          <table:table-cell office:value-type="string" calcext:value-type="string">
            <text:p>Measured from a photo in Elbroch et al. (2012).</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Dicrostonyx groenlandicu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071" calcext:value-type="float">
            <text:p>0.071</text:p>
          </table:table-cell>
          <table:table-cell office:value-type="string" calcext:value-type="string">
            <text:p>Chame, M. 2003. Terrestrial mammal feces: a morphometric summary and description. 98 (Suppl. I): 71–94.</text:p>
          </table:table-cell>
          <table:table-cell office:value-type="string" calcext:value-type="string">
            <text:p>Poloskey, T. 2000. "Dicrostonyx groenlandicus" (On-line), Animal Diversity Web. Accessed June 21, 2022 at <text:a xlink:href="https://animaldiversity.org/accounts/Dicrostonyx_groenlandicus/" xlink:type="simple">https://animaldiversity.org/accounts/Dicrostonyx_groenland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Microtus arvalis</text:p>
          </table:table-cell>
          <table:table-cell table:style-name="ce20" office:value-type="string" calcext:value-type="string">
            <text:p>Herbivorous</text:p>
          </table:table-cell>
          <table:table-cell office:value-type="float" office:value="2.5" calcext:value-type="float">
            <text:p>2.5</text:p>
          </table:table-cell>
          <table:table-cell office:value-type="float" office:value="0.0275" calcext:value-type="float">
            <text:p>0.0275</text:p>
          </table:table-cell>
          <table:table-cell office:value-type="string" calcext:value-type="string">
            <text:p>Chame, M. 2003. Terrestrial mammal feces: a morphometric summary and description. 98 (Suppl. I): 71–94.</text:p>
          </table:table-cell>
          <table:table-cell office:value-type="string" calcext:value-type="string">
            <text:p>Noble, S. 2017. "Microtus arvalis" (On-line), Animal Diversity Web. Accessed June 30, 2022 at <text:a xlink:href="https://animaldiversity.org/accounts/Microtus_arvalis/" xlink:type="simple">https://animaldiversity.org/accounts/Microtus_arv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Arvicola amphibius</text:p>
          </table:table-cell>
          <table:table-cell table:style-name="ce19" office:value-type="string" calcext:value-type="string">
            <text:p>Omnivorous</text:p>
          </table:table-cell>
          <table:table-cell office:value-type="float" office:value="3.5" calcext:value-type="float">
            <text:p>3.5</text:p>
          </table:table-cell>
          <table:table-cell office:value-type="float" office:value="0.2475" calcext:value-type="float">
            <text:p>0.2475</text:p>
          </table:table-cell>
          <table:table-cell office:value-type="string" calcext:value-type="string">
            <text:p>Chame, M. 2003. Terrestrial mammal feces: a morphometric summary and description. 98 (Suppl. I): 71–94.</text:p>
          </table:table-cell>
          <table:table-cell office:value-type="string" calcext:value-type="string">
            <text:p>Oliphant, M. 2003. "Arvicola amphibius" (On-line), Animal Diversity Web. Accessed June 21, 2022 at <text:a xlink:href="https://animaldiversity.org/accounts/Arvicola_amphibius/" xlink:type="simple">https://animaldiversity.org/accounts/Arvicola_amphibi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Cricetidae</text:p>
          </table:table-cell>
          <table:table-cell table:style-name="ce30" office:value-type="string" calcext:value-type="string">
            <text:p>Ondatra zibethicus</text:p>
          </table:table-cell>
          <table:table-cell table:style-name="ce19" office:value-type="string" calcext:value-type="string">
            <text:p>Omnivorous</text:p>
          </table:table-cell>
          <table:table-cell office:value-type="float" office:value="6.4" calcext:value-type="float">
            <text:p>6.4</text:p>
          </table:table-cell>
          <table:table-cell office:value-type="float" office:value="1.1358" calcext:value-type="float">
            <text:p>1.1358</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Newell, T. 2000. "Ondatra zibethicus" (On-line), Animal Diversity Web. Accessed June 11, 2022 at <text:a xlink:href="https://animaldiversity.org/accounts/Ondatra_zibethicus/" xlink:type="simple">https://animaldiversity.org/accounts/Ondatra_zibethicus/</text:a></text:p>
          </table:table-cell>
          <table:table-cell office:value-type="string" calcext:value-type="string">
            <text:p>Measured from photos (n=23) in Elbroch et al. (2012).</text:p>
          </table:table-cell>
          <table:table-cell table:number-columns-repeated="1014"/>
        </table:table-row>
        <table:table-row table:style-name="ro1">
          <table:table-cell table:style-name="ce22" office:value-type="string" calcext:value-type="string">
            <text:p>Amniota, Mammalia, Placentalia, Glires, Rodentia, Cuniculidae</text:p>
          </table:table-cell>
          <table:table-cell table:style-name="ce30" office:value-type="string" calcext:value-type="string">
            <text:p>Cuniculus paca</text:p>
          </table:table-cell>
          <table:table-cell table:style-name="ce20" office:value-type="string" calcext:value-type="string">
            <text:p>Herbivorous</text:p>
          </table:table-cell>
          <table:table-cell office:value-type="float" office:value="15" calcext:value-type="float">
            <text:p>15</text:p>
          </table:table-cell>
          <table:table-cell office:value-type="float" office:value="9" calcext:value-type="float">
            <text:p>9</text:p>
          </table:table-cell>
          <table:table-cell office:value-type="string" calcext:value-type="string">
            <text:p>Chame, M. 2003. Terrestrial mammal feces: a morphometric summary and description. 98 (Suppl. I): 71–94.</text:p>
          </table:table-cell>
          <table:table-cell office:value-type="string" calcext:value-type="string">
            <text:p>Macdonald, G. 2013. "Cuniculus paca" (On-line), Animal Diversity Web. Accessed June 21, 2022 at <text:a xlink:href="https://animaldiversity.org/accounts/Cuniculus_paca/" xlink:type="simple">https://animaldiversity.org/accounts/Cuniculus_paca/</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Myocastor coypu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7.5" calcext:value-type="float">
            <text:p>7.5</text:p>
          </table:table-cell>
          <table:table-cell office:value-type="string" calcext:value-type="string">
            <text:p>Chame, M. 2003. Terrestrial mammal feces: a morphometric summary and description. 98 (Suppl. I): 71–94.</text:p>
          </table:table-cell>
          <table:table-cell office:value-type="string" calcext:value-type="string">
            <text:p>D'Elia, G. 1999. "Myocastor coypus" (On-line), Animal Diversity Web. Accessed June 11, 2022 at <text:a xlink:href="https://animaldiversity.org/accounts/Myocastor_coypus/" xlink:type="simple">https://animaldiversity.org/accounts/Myocastor_coyp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chimyidae</text:p>
          </table:table-cell>
          <table:table-cell table:style-name="ce30" office:value-type="string" calcext:value-type="string">
            <text:p>Thrichomys apereoide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55" calcext:value-type="float">
            <text:p>0.255</text:p>
          </table:table-cell>
          <table:table-cell office:value-type="string" calcext:value-type="string">
            <text:p>Chame, M. 2003. Terrestrial mammal feces: a morphometric summary and description. 98 (Suppl. I): 71–94.</text:p>
          </table:table-cell>
          <table:table-cell office:value-type="string" calcext:value-type="string">
            <text:p><text:a xlink:href="https://www.gbif.org/species/2439813" xlink:type="simple">https://www.gbif.org/species/2439813</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Erethizontidae</text:p>
          </table:table-cell>
          <table:table-cell table:style-name="ce30" office:value-type="string" calcext:value-type="string">
            <text:p>Erethizon dorsatum</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8" calcext:value-type="float">
            <text:p>8</text:p>
          </table:table-cell>
          <table:table-cell table:number-columns-repeated="2" office:value-type="string" calcext:value-type="string">
            <text:p>Halfpenny, J.C. 2008. Scats and tracks of North America: a field guide to the signs of nearly 150 wildlife species. Falcon Guides, US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Geomyidae</text:p>
          </table:table-cell>
          <table:table-cell table:style-name="ce30" office:value-type="string" calcext:value-type="string">
            <text:p>Thomomys talpoides</text:p>
          </table:table-cell>
          <table:table-cell table:style-name="ce20" office:value-type="string" calcext:value-type="string">
            <text:p>Herbivorous</text:p>
          </table:table-cell>
          <table:table-cell office:value-type="float" office:value="2" calcext:value-type="float">
            <text:p>2</text:p>
          </table:table-cell>
          <table:table-cell office:value-type="float" office:value="0.11" calcext:value-type="float">
            <text:p>0.11</text:p>
          </table:table-cell>
          <table:table-cell office:value-type="string" calcext:value-type="string">
            <text:p>Chame, M. 2003. Terrestrial mammal feces: a morphometric summary and description. 98 (Suppl. I): 71–94.</text:p>
          </table:table-cell>
          <table:table-cell office:value-type="string" calcext:value-type="string">
            <text:p>Long, S. 2003. "Thomomys talpoides" (On-line), Animal Diversity Web. Accessed June 21, 2022 at <text:a xlink:href="https://animaldiversity.org/accounts/Thomomys_talpoides/" xlink:type="simple">https://animaldiversity.org/accounts/Thomomys_talpoide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Heteromyidae</text:p>
          </table:table-cell>
          <table:table-cell table:style-name="ce30" office:value-type="string" calcext:value-type="string">
            <text:p>Perognathus parvus</text:p>
          </table:table-cell>
          <table:table-cell table:style-name="ce19" office:value-type="string" calcext:value-type="string">
            <text:p>Omnivorous</text:p>
          </table:table-cell>
          <table:table-cell office:value-type="float" office:value="0.75" calcext:value-type="float">
            <text:p>0.75</text:p>
          </table:table-cell>
          <table:table-cell office:value-type="float" office:value="0.0201" calcext:value-type="float">
            <text:p>0.0201</text:p>
          </table:table-cell>
          <table:table-cell office:value-type="string" calcext:value-type="string">
            <text:p>Chame, M. 2003. Terrestrial mammal feces: a morphometric summary and description. 98 (Suppl. I): 71–94.</text:p>
          </table:table-cell>
          <table:table-cell office:value-type="string" calcext:value-type="string">
            <text:p>Luu, J. 1999. "Perognathus parvus" (On-line), Animal Diversity Web. Accessed June 28, 2022 at <text:a xlink:href="https://animaldiversity.org/accounts/Perognathus_parvus/" xlink:type="simple">https://animaldiversity.org/accounts/Perognathus_parv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Mus musculus</text:p>
          </table:table-cell>
          <table:table-cell table:style-name="ce19" office:value-type="string" calcext:value-type="string">
            <text:p>Omnivorous</text:p>
          </table:table-cell>
          <table:table-cell office:value-type="float" office:value="2.25" calcext:value-type="float">
            <text:p>2.25</text:p>
          </table:table-cell>
          <table:table-cell office:value-type="float" office:value="0.021" calcext:value-type="float">
            <text:p>0.021</text:p>
          </table:table-cell>
          <table:table-cell office:value-type="string" calcext:value-type="string">
            <text:p>Chame, M. 2003. Terrestrial mammal feces: a morphometric summary and description. 98 (Suppl. I): 71–94.</text:p>
          </table:table-cell>
          <table:table-cell office:value-type="string" calcext:value-type="string">
            <text:p>Ballenger, L. 1999. "Mus musculus" (On-line), Animal Diversity Web. Accessed June 11, 2022 at <text:a xlink:href="https://animaldiversity.org/accounts/Mus_musculus/" xlink:type="simple">https://animaldiversity.org/accounts/Mus_muscul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rattus</text:p>
          </table:table-cell>
          <table:table-cell table:style-name="ce19" office:value-type="string" calcext:value-type="string">
            <text:p>Omnivorous</text:p>
          </table:table-cell>
          <table:table-cell office:value-type="float" office:value="2.5" calcext:value-type="float">
            <text:p>2.5</text:p>
          </table:table-cell>
          <table:table-cell office:value-type="float" office:value="0.2" calcext:value-type="float">
            <text:p>0.2</text:p>
          </table:table-cell>
          <table:table-cell office:value-type="string" calcext:value-type="string">
            <text:p>Chame, M. 2003. Terrestrial mammal feces: a morphometric summary and description. 98 (Suppl. I): 71–94.</text:p>
          </table:table-cell>
          <table:table-cell office:value-type="string" calcext:value-type="string">
            <text:p>Gillespie, H. 2004. "Rattus rattus" (On-line), Animal Diversity Web. Accessed June 11, 2022 at <text:a xlink:href="https://animaldiversity.org/accounts/Rattus_rattus/" xlink:type="simple">https://animaldiversity.org/accounts/Rattus_rat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Muridae</text:p>
          </table:table-cell>
          <table:table-cell table:style-name="ce30" office:value-type="string" calcext:value-type="string">
            <text:p>Rattus norvegicus</text:p>
          </table:table-cell>
          <table:table-cell table:style-name="ce19" office:value-type="string" calcext:value-type="string">
            <text:p>Omnivorous</text:p>
          </table:table-cell>
          <table:table-cell office:value-type="float" office:value="4.9" calcext:value-type="float">
            <text:p>4.9</text:p>
          </table:table-cell>
          <table:table-cell office:value-type="float" office:value="0.4" calcext:value-type="float">
            <text:p>0.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Armitage, D. 2004. "Rattus norvegicus" (On-line), Animal Diversity Web. Accessed June 11, 2022 at <text:a xlink:href="https://animaldiversity.org/accounts/Rattus_norvegicus/" xlink:type="simple">https://animaldiversity.org/accounts/Rattus_norvegicus/</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aberti</text:p>
          </table:table-cell>
          <table:table-cell table:style-name="ce20" office:value-type="string" calcext:value-type="string">
            <text:p>Herbivorous</text:p>
          </table:table-cell>
          <table:table-cell office:value-type="float" office:value="5" calcext:value-type="float">
            <text:p>5</text:p>
          </table:table-cell>
          <table:table-cell office:value-type="float" office:value="0.62" calcext:value-type="float">
            <text:p>0.6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Marks, A. 2014. "Sciurus aberti" (On-line), Animal Diversity Web. Accessed June 21, 2022 at <text:a xlink:href="https://animaldiversity.org/accounts/Sciurus_aberti/" xlink:type="simple">https://animaldiversity.org/accounts/Sciurus_abert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vulgaris</text:p>
          </table:table-cell>
          <table:table-cell table:style-name="ce20" office:value-type="string" calcext:value-type="string">
            <text:p>Herbivorous</text:p>
          </table:table-cell>
          <table:table-cell office:value-type="float" office:value="5.5" calcext:value-type="float">
            <text:p>5.5</text:p>
          </table:table-cell>
          <table:table-cell office:value-type="float" office:value="0.6" calcext:value-type="float">
            <text:p>0.6</text:p>
          </table:table-cell>
          <table:table-cell office:value-type="string" calcext:value-type="string">
            <text:p>Chame, M. 2003. Terrestrial mammal feces: a morphometric summary and description. 98 (Suppl. I): 71–94.</text:p>
          </table:table-cell>
          <table:table-cell office:value-type="string" calcext:value-type="string">
            <text:p>Seinfeld, J. 1999. "Sciurus vulgaris" (On-line), Animal Diversity Web. Accessed June 11, 2022 at <text:a xlink:href="https://animaldiversity.org/accounts/Sciurus_vulgaris/" xlink:type="simple">https://animaldiversity.org/accounts/Sciurus_vulga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dorsalis</text:p>
          </table:table-cell>
          <table:table-cell table:style-name="ce19" office:value-type="string" calcext:value-type="string">
            <text:p>Omnivorous</text:p>
          </table:table-cell>
          <table:table-cell office:value-type="float" office:value="1" calcext:value-type="float">
            <text:p>1</text:p>
          </table:table-cell>
          <table:table-cell office:value-type="float" office:value="0.07" calcext:value-type="float">
            <text:p>0.07</text:p>
          </table:table-cell>
          <table:table-cell office:value-type="string" calcext:value-type="string">
            <text:p>Chame, M. 2003. Terrestrial mammal feces: a morphometric summary and description. 98 (Suppl. I): 71–94.</text:p>
          </table:table-cell>
          <table:table-cell office:value-type="string" calcext:value-type="string">
            <text:p>Venne, L. 2004. "Tamias dorsalis" (On-line), Animal Diversity Web. Accessed June 21, 2022 at <text:a xlink:href="https://animaldiversity.org/accounts/Tamias_dorsalis/" xlink:type="simple">https://animaldiversity.org/accounts/Tamias_dorsal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 stri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905" calcext:value-type="float">
            <text:p>0.0905</text:p>
          </table:table-cell>
          <table:table-cell office:value-type="string" calcext:value-type="string">
            <text:p>Chame, M. 2003. Terrestrial mammal feces: a morphometric summary and description. 98 (Suppl. I): 71–94.</text:p>
          </table:table-cell>
          <table:table-cell office:value-type="string" calcext:value-type="string">
            <text:p>Kroll, M. 2013. "Tamias striatus" (On-line), Animal Diversity Web. Accessed June 21, 2022 at <text:a xlink:href="https://animaldiversity.org/accounts/Tamias_striatus/" xlink:type="simple">https://animaldiversity.org/accounts/Tamias_striat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Tamiasciurus hudson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21297" calcext:value-type="float">
            <text:p>0.21297</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ubin, C. 2012. "Tamiasciurus hudsonicus" (On-line), Animal Diversity Web. Accessed June 21, 2022 at <text:a xlink:href="https://animaldiversity.org/accounts/Tamiasciurus_hudsonicus/" xlink:type="simple">https://animaldiversity.org/accounts/Tamiasciurus_hudsonicu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Sciurus carolinensis</text:p>
          </table:table-cell>
          <table:table-cell table:style-name="ce19" office:value-type="string" calcext:value-type="string">
            <text:p>Omnivorous</text:p>
          </table:table-cell>
          <table:table-cell office:value-type="float" office:value="4.6" calcext:value-type="float">
            <text:p>4.6</text:p>
          </table:table-cell>
          <table:table-cell office:value-type="float" office:value="0.54033" calcext:value-type="float">
            <text:p>0.54033</text:p>
          </table:table-cell>
          <table:table-cell office:value-type="string" calcext:value-type="string">
            <text:p><text:a xlink:href="http://www.ruewildlifephotos.com/products/NVNz/Squirrel-Gray-Eastern-lt-br-gt-Sciurus-carolinens-Sciuridae-lt-br-gt-RWP-86610-3.htm" xlink:type="simple">http://www.ruewildlifephotos.com/products/NVNz/Squirrel-Gray-Eastern-lt-br-gt-Sciurus-carolinens-Sciuridae-lt-br-gt-RWP-86610-3.htm</text:a></text:p>
          </table:table-cell>
          <table:table-cell office:value-type="string" calcext:value-type="string">
            <text:p>Lawniczak, M. 2002. "Sciurus carolinensis" (On-line), Animal Diversity Web. Accessed June 21, 2022 at <text:a xlink:href="https://animaldiversity.org/accounts/Sciurus_carolinensis/" xlink:type="simple">https://animaldiversity.org/accounts/Sciurus_carolinensis/</text:a></text:p>
          </table:table-cell>
          <table:table-cell office:value-type="string" calcext:value-type="string">
            <text:p>Measured from photos (n=5).</text:p>
          </table:table-cell>
          <table:table-cell table:number-columns-repeated="1014"/>
        </table:table-row>
        <table:table-row table:style-name="ro1">
          <table:table-cell table:style-name="ce22" office:value-type="string" calcext:value-type="string">
            <text:p>Amniota, Mammalia, Placentalia, Glires, Rodentia, Sciuridae</text:p>
          </table:table-cell>
          <table:table-cell table:style-name="ce30" office:value-type="string" calcext:value-type="string">
            <text:p>Xerus inauri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5285" calcext:value-type="float">
            <text:p>0.5285</text:p>
          </table:table-cell>
          <table:table-cell office:value-type="string" calcext:value-type="string">
            <text:p>Chame, M. 2003. Terrestrial mammal feces: a morphometric summary and description. 98 (Suppl. I): 71–94.</text:p>
          </table:table-cell>
          <table:table-cell office:value-type="string" calcext:value-type="string">
            <text:p>Richards, T. 2009. "Xerus inauris" (On-line), Animal Diversity Web. Accessed June 21, 2022 at <text:a xlink:href="https://animaldiversity.org/accounts/Xerus_inauris/" xlink:type="simple">https://animaldiversity.org/accounts/Xerus_inauris/</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erissodactyla</text:p>
          </table:table-cell>
          <table:table-cell table:style-name="ce30" office:value-type="string" calcext:value-type="string">
            <text:p>Equus burchellii</text:p>
          </table:table-cell>
          <table:table-cell table:style-name="ce20" office:value-type="string" calcext:value-type="string">
            <text:p>Herbivorous</text:p>
          </table:table-cell>
          <table:table-cell office:value-type="float" office:value="40" calcext:value-type="float">
            <text:p>40</text:p>
          </table:table-cell>
          <table:table-cell office:value-type="float" office:value="280" calcext:value-type="float">
            <text:p>280</text:p>
          </table:table-cell>
          <table:table-cell office:value-type="string" calcext:value-type="string">
            <text:p>Chame, M. 2003. Terrestrial mammal feces: a morphometric summary and description. 98 (Suppl. I): 71–94.</text:p>
          </table:table-cell>
          <table:table-cell office:value-type="string" calcext:value-type="string">
            <text:p>Colvin, L. and C. Nihranz 2009. "Equus burchellii" (On-line), Animal Diversity Web. Accessed June 07, 2022 at <text:a xlink:href="https://animaldiversity.org/accounts/Equus_burchellii/" xlink:type="simple">https://animaldiversity.org/accounts/Equus_burchellii/</text:a></text:p>
          </table:table-cell>
          <table:table-cell office:value-type="string" calcext:value-type="string">
            <text:p>none</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Alouatta caraya</text:p>
          </table:table-cell>
          <table:table-cell table:style-name="ce20" office:value-type="string" calcext:value-type="string">
            <text:p>Herbivorous</text:p>
          </table:table-cell>
          <table:table-cell office:value-type="float" office:value="22.5" calcext:value-type="float">
            <text:p>22.5</text:p>
          </table:table-cell>
          <table:table-cell office:value-type="float" office:value="5.3" calcext:value-type="float">
            <text:p>5.3</text:p>
          </table:table-cell>
          <table:table-cell office:value-type="string" calcext:value-type="string">
            <text:p>Chame, M. 2003. Terrestrial mammal feces: a morphometric summary and description. 98 (Suppl. I): 71–94.</text:p>
          </table:table-cell>
          <table:table-cell office:value-type="string" calcext:value-type="string">
            <text:p>Aguiar, L.M., Ludwig, G., Svoboda, W.K., Teixeira, G.M., Hilst, C.L.S., Shiozawa, M.M., Malanski, L.S., Mello, Â.M., Navarro, I.T. and Passos, F.C. 2007. Use of traps to capture black and gold howlers (Alouatta caraya) on the Islands of the upper paraná river, Southern Brazil. American Journal of Primatology 69 (2): 241–247.</text:p>
          </table:table-cell>
          <table:table-cell office:value-type="string" calcext:value-type="string">
            <text:p>Mean body mass of individuals of all ages, mostly adult (Aguiar et al. 2007).</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Sapajus libidinosus</text:p>
          </table:table-cell>
          <table:table-cell table:style-name="ce19" office:value-type="string" calcext:value-type="string">
            <text:p>Omnivorous</text:p>
          </table:table-cell>
          <table:table-cell office:value-type="float" office:value="11" calcext:value-type="float">
            <text:p>11</text:p>
          </table:table-cell>
          <table:table-cell office:value-type="float" office:value="2.8" calcext:value-type="float">
            <text:p>2.8</text:p>
          </table:table-cell>
          <table:table-cell office:value-type="string" calcext:value-type="string">
            <text:p>Chame, M., Sianto, L., 2011. Diagnóstico de Coprólitos, ou Quem Fez o Coprólito? In: Ferreira, L.F., Reinhard, K., Araújo, A. (Eds.), Fundamentos da Paleoparasitologia. Editora Fiocruz, pp. 263–281.</text:p>
          </table:table-cell>
          <table:table-cell office:value-type="string" calcext:value-type="string">
            <text:p>Fragaszy, D.M., Izar, P., Liu, Q., Eshchar, Y., Young, L.A. and Visalberghi, E. 2016. Body mass in wild bearded capuchins, ( Sapajus libidinosus ): Ontogeny and sexual dimorphism: Body Mass in Wild Bearded Capuchins, Sapajus libidinosus. American Journal of Primatology 78 (4): 473–484.</text:p>
          </table:table-cell>
          <table:table-cell office:value-type="string" calcext:value-type="string">
            <text:p>Measured from photos (n=3).</text:p>
          </table:table-cell>
          <table:table-cell table:number-columns-repeated="1014"/>
        </table:table-row>
        <table:table-row table:style-name="ro1">
          <table:table-cell table:style-name="ce22" office:value-type="string" calcext:value-type="string">
            <text:p>Amniota, Mammalia, Placentalia, Primates</text:p>
          </table:table-cell>
          <table:table-cell table:style-name="ce30" office:value-type="string" calcext:value-type="string">
            <text:p>Homo sapiens</text:p>
          </table:table-cell>
          <table:table-cell table:style-name="ce19" office:value-type="string" calcext:value-type="string">
            <text:p>Omnivorous</text:p>
          </table:table-cell>
          <table:table-cell office:value-type="float" office:value="27.5" calcext:value-type="float">
            <text:p>27.5</text:p>
          </table:table-cell>
          <table:table-cell office:value-type="float" office:value="62" calcext:value-type="float">
            <text:p>62</text:p>
          </table:table-cell>
          <table:table-cell office:value-type="string" calcext:value-type="string">
            <text:p>Bajdek et al. (in review)</text:p>
          </table:table-cell>
          <table:table-cell office:value-type="string" calcext:value-type="string">
            <text:p>Walpole, S.C., Prieto-Merino, D., Edwards, P., Cleland, J., Stevens, G. and Roberts, I. 2012. The weight of nations: an estimation of adult human biomass. BMC Public Health 12 (1): 439.</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Dasypus novemcinctus</text:p>
          </table:table-cell>
          <table:table-cell table:style-name="ce24" office:value-type="string" calcext:value-type="string">
            <text:p>Carnivorous</text:p>
          </table:table-cell>
          <table:table-cell office:value-type="float" office:value="19.5" calcext:value-type="float">
            <text:p>19.5</text:p>
          </table:table-cell>
          <table:table-cell office:value-type="float" office:value="5.65" calcext:value-type="float">
            <text:p>5.65</text:p>
          </table:table-cell>
          <table:table-cell office:value-type="string" calcext:value-type="string">
            <text:p>Chame, M. 2003. Terrestrial mammal feces: a morphometric summary and description. 98 (Suppl. I): 71–94.</text:p>
          </table:table-cell>
          <table:table-cell office:value-type="string" calcext:value-type="string">
            <text:p>McDonald, K. and J. Larson 2011. "Dasypus novemcinctus" (On-line), Animal Diversity Web. Accessed June 07, 2022 at <text:a xlink:href="https://animaldiversity.org/accounts/Dasypus_novemcinctus/" xlink:type="simple">https://animaldiversity.org/accounts/Dasypus_novemcinctus/</text:a></text:p>
          </table:table-cell>
          <table:table-cell office:value-type="string" calcext:value-type="string">
            <text:p>none</text:p>
          </table:table-cell>
          <table:table-cell table:number-columns-repeated="1014"/>
        </table:table-row>
        <table:table-row table:style-name="ro1">
          <table:table-cell table:style-name="ce24" office:value-type="string" calcext:value-type="string">
            <text:p>Amniota, Mammalia, Placentalia, Xenarthra</text:p>
          </table:table-cell>
          <table:table-cell table:style-name="ce30" office:value-type="string" calcext:value-type="string">
            <text:p>Tamandua tetradactyla</text:p>
          </table:table-cell>
          <table:table-cell table:style-name="ce24" office:value-type="string" calcext:value-type="string">
            <text:p>Carnivorous</text:p>
          </table:table-cell>
          <table:table-cell office:value-type="float" office:value="20" calcext:value-type="float">
            <text:p>20</text:p>
          </table:table-cell>
          <table:table-cell office:value-type="float" office:value="4.815" calcext:value-type="float">
            <text:p>4.815</text:p>
          </table:table-cell>
          <table:table-cell office:value-type="string" calcext:value-type="string">
            <text:p>Chame, M. 2003. Terrestrial mammal feces: a morphometric summary and description. 98 (Suppl. I): 71–94.</text:p>
          </table:table-cell>
          <table:table-cell office:value-type="string" calcext:value-type="string">
            <text:p>Hayssen, V. 2011. Tamandua tetradactyla (Pilosa: Myrmecophagidae). Mammalian Species 43 (1): 64–74.</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Sayornis nigricans</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0.0185" calcext:value-type="float">
            <text:p>0.0185</text:p>
          </table:table-cell>
          <table:table-cell office:value-type="string" calcext:value-type="string">
            <text:p><text:a xlink:href="https://www.bear-tracker.com/blackphoebetracksandsigns.html" xlink:type="simple">https://www.bear-tracker.com/blackphoebetracksandsigns.html</text:a></text:p>
          </table:table-cell>
          <table:table-cell office:value-type="string" calcext:value-type="string">
            <text:p><text:a xlink:href="https://www.oiseaux-birds.com/card-black-phoebe.html" xlink:type="simple">https://www.oiseaux-birds.com/card-black-phoebe.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ctitis macularius</text:p>
          </table:table-cell>
          <table:table-cell table:style-name="ce24" office:value-type="string" calcext:value-type="string">
            <text:p>Carnivorous</text:p>
          </table:table-cell>
          <table:table-cell office:value-type="float" office:value="2" calcext:value-type="float">
            <text:p>2</text:p>
          </table:table-cell>
          <table:table-cell office:value-type="float" office:value="0.042" calcext:value-type="float">
            <text:p>0.042</text:p>
          </table:table-cell>
          <table:table-cell office:value-type="string" calcext:value-type="string">
            <text:p><text:a xlink:href="https://www.bear-tracker.com/spottedsandpipertracksandsigns.html" xlink:type="simple">https://www.bear-tracker.com/spottedsandpipertracksandsigns.html</text:a></text:p>
          </table:table-cell>
          <table:table-cell office:value-type="string" calcext:value-type="string">
            <text:p>Moore, K. 2002. "Actitis macularius" (On-line), Animal Diversity Web. Accessed June 04, 2022 at <text:a xlink:href="https://animaldiversity.org/accounts/Actitis_macularius/" xlink:type="simple">https://animaldiversity.org/accounts/Actitis_maculari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Leuconotopicus villosus</text:p>
          </table:table-cell>
          <table:table-cell table:style-name="ce24" office:value-type="string" calcext:value-type="string">
            <text:p>Carnivorous</text:p>
          </table:table-cell>
          <table:table-cell office:value-type="float" office:value="2.75" calcext:value-type="float">
            <text:p>2.75</text:p>
          </table:table-cell>
          <table:table-cell office:value-type="float" office:value="0.0705" calcext:value-type="float">
            <text:p>0.070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etrochelidon pyrrhonota</text:p>
          </table:table-cell>
          <table:table-cell table:style-name="ce24" office:value-type="string" calcext:value-type="string">
            <text:p>Carnivorous</text:p>
          </table:table-cell>
          <table:table-cell office:value-type="float" office:value="3.5" calcext:value-type="float">
            <text:p>3.5</text:p>
          </table:table-cell>
          <table:table-cell office:value-type="float" office:value="0.023185" calcext:value-type="float">
            <text:p>0.023185</text:p>
          </table:table-cell>
          <table:table-cell office:value-type="string" calcext:value-type="string">
            <text:p><text:a xlink:href="https://www.bear-tracker.com/cliffswallowtracksandsigns.html" xlink:type="simple">https://www.bear-tracker.com/cliffswallowtracksandsigns.html</text:a></text:p>
          </table:table-cell>
          <table:table-cell office:value-type="string" calcext:value-type="string">
            <text:p>Tulppo, J. 2017. "Petrochelidon pyrrhonota" (On-line), Animal Diversity Web. Accessed June 04, 2022 at <text:a xlink:href="https://animaldiversity.org/accounts/Petrochelidon_pyrrhonota/" xlink:type="simple">https://animaldiversity.org/accounts/Petrochelidon_pyrrhonot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corax</text:p>
          </table:table-cell>
          <table:table-cell table:style-name="ce24" office:value-type="string" calcext:value-type="string">
            <text:p>Carnivorous</text:p>
          </table:table-cell>
          <table:table-cell office:value-type="float" office:value="5.5" calcext:value-type="float">
            <text:p>5.5</text:p>
          </table:table-cell>
          <table:table-cell office:value-type="float" office:value="1.157" calcext:value-type="float">
            <text:p>1.157</text:p>
          </table:table-cell>
          <table:table-cell office:value-type="string" calcext:value-type="string">
            <text:p><text:a xlink:href="https://www.bear-tracker.com/raven.html" xlink:type="simple">https://www.bear-tracker.com/raven.html</text:a></text:p>
          </table:table-cell>
          <table:table-cell office:value-type="string" calcext:value-type="string">
            <text:p>Berg, R. 1999. "Corvus corax" (On-line), Animal Diversity Web. Accessed June 04, 2022 at <text:a xlink:href="https://animaldiversity.org/accounts/Corvus_corax/" xlink:type="simple">https://animaldiversity.org/accounts/Corvus_corax/</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allipepla californica</text:p>
          </table:table-cell>
          <table:table-cell table:style-name="ce20" office:value-type="string" calcext:value-type="string">
            <text:p>Herbivorous</text:p>
          </table:table-cell>
          <table:table-cell office:value-type="float" office:value="3" calcext:value-type="float">
            <text:p>3</text:p>
          </table:table-cell>
          <table:table-cell office:value-type="float" office:value="0.17005" calcext:value-type="float">
            <text:p>0.170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rice, Z. 2000. "Callipepla californica" (On-line), Animal Diversity Web. Accessed June 03, 2022 at <text:a xlink:href="https://animaldiversity.org/accounts/Callipepla_californica/" xlink:type="simple">https://animaldiversity.org/accounts/Callipepla_californica/</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endragapus obscurus</text:p>
          </table:table-cell>
          <table:table-cell table:style-name="ce20" office:value-type="string" calcext:value-type="string">
            <text:p>Herbivorous</text:p>
          </table:table-cell>
          <table:table-cell office:value-type="float" office:value="6" calcext:value-type="float">
            <text:p>6</text:p>
          </table:table-cell>
          <table:table-cell office:value-type="float" office:value="1.059125" calcext:value-type="float">
            <text:p>1.05912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edfield, J.A. 1973. Variations in Weight of Blue Grouse (Dendragapus obscurus). The Condor 75 (3): 312–321.</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tigone canadensis</text:p>
          </table:table-cell>
          <table:table-cell table:style-name="ce20" office:value-type="string" calcext:value-type="string">
            <text:p>Herbivorous</text:p>
          </table:table-cell>
          <table:table-cell office:value-type="float" office:value="8" calcext:value-type="float">
            <text:p>8</text:p>
          </table:table-cell>
          <table:table-cell office:value-type="float" office:value="3.589" calcext:value-type="float">
            <text:p>3.58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Krapu, G.L., Iverson, G.C. and Reinecke, K.J. 1985. Fat Deposition and Usage by Arctic-Nesting Sandhill Cranes during Spring. The Auk 102 (2): 362–368.</text:p>
          </table:table-cell>
          <table:table-cell office:value-type="string" calcext:value-type="string">
            <text:p>Body mass calculated from Table 1 in Krapu et al. (1985).</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ranta canadensis</text:p>
          </table:table-cell>
          <table:table-cell table:style-name="ce20" office:value-type="string" calcext:value-type="string">
            <text:p>Herbivorous</text:p>
          </table:table-cell>
          <table:table-cell office:value-type="float" office:value="10" calcext:value-type="float">
            <text:p>10</text:p>
          </table:table-cell>
          <table:table-cell office:value-type="float" office:value="4.635" calcext:value-type="float">
            <text:p>4.63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Fox, A.D., Stroud, D.A. and Boyd, H. 1996. North American Canada Geese (Branta canadensis) in West Greenland. The Auk 113 (1): 231–233.</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ygnus olor</text:p>
          </table:table-cell>
          <table:table-cell table:style-name="ce20" office:value-type="string" calcext:value-type="string">
            <text:p>Herbivorous</text:p>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Dolka, B., Włodarczyk, R., Żbikowski, A., Dolka, I., Szeleszczuk, P. and Kluciński, W. 2014. Hematological parameters in relation to age, sex and biochemical values for mute swans (Cygnus olor). Veterinary Research Communications 38 (2): 93–10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ipilo maculatus</text:p>
          </table:table-cell>
          <table:table-cell table:style-name="ce19" office:value-type="string" calcext:value-type="string">
            <text:p>Omnivorous</text:p>
          </table:table-cell>
          <table:table-cell office:value-type="float" office:value="2" calcext:value-type="float">
            <text:p>2</text:p>
          </table:table-cell>
          <table:table-cell office:value-type="float" office:value="0.041" calcext:value-type="float">
            <text:p>0.041</text:p>
          </table:table-cell>
          <table:table-cell office:value-type="string" calcext:value-type="string">
            <text:p><text:a xlink:href="https://www.bear-tracker.com/spottedtowheetracksandsigns.html" xlink:type="simple">https://www.bear-tracker.com/spottedtowheetracksandsigns.html</text:a></text:p>
          </table:table-cell>
          <table:table-cell office:value-type="string" calcext:value-type="string">
            <text:p><text:a xlink:href="https://www.allaboutbirds.org/guide/Spotted_Towhee/id" xlink:type="simple">https://www.allaboutbirds.org/guide/Spotted_Towhee/id</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asser domesticus</text:p>
          </table:table-cell>
          <table:table-cell table:style-name="ce19" office:value-type="string" calcext:value-type="string">
            <text:p>Omnivorous</text:p>
          </table:table-cell>
          <table:table-cell office:value-type="float" office:value="3" calcext:value-type="float">
            <text:p>3</text:p>
          </table:table-cell>
          <table:table-cell office:value-type="float" office:value="0.0285" calcext:value-type="float">
            <text:p>0.0285</text:p>
          </table:table-cell>
          <table:table-cell office:value-type="string" calcext:value-type="string">
            <text:p><text:a xlink:href="https://www.bear-tracker.com/sparrowtracksandsigns.html" xlink:type="simple">https://www.bear-tracker.com/sparrowtracksandsigns.html</text:a> </text:p>
          </table:table-cell>
          <table:table-cell office:value-type="string" calcext:value-type="string">
            <text:p>Roof, J. 2001. "Passer domesticus" (On-line), Animal Diversity Web. Accessed June 04, 2022 at <text:a xlink:href="https://animaldiversity.org/accounts/Passer_domesticus/" xlink:type="simple">https://animaldiversity.org/accounts/Passer_domest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Turdus migratori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0784" calcext:value-type="float">
            <text:p>0.07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Levey, D.J. and Karasov, W.H. 1989. Digestive responses of temperate birds switched to fruit or insect diets. The Auk 106: 675–686.</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aptes aurat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481" calcext:value-type="float">
            <text:p>0.1481</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2)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linus virginianus</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155" calcext:value-type="float">
            <text:p>0.15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Chumchal, M. 2000. "Colinus virginianus" (On-line), Animal Diversity Web. Accessed June 03, 2022 at <text:a xlink:href="https://animaldiversity.org/accounts/Colinus_virginianus/" xlink:type="simple">https://animaldiversity.org/accounts/Colinus_virginian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Anas platyrhynchos</text:p>
          </table:table-cell>
          <table:table-cell table:style-name="ce19" office:value-type="string" calcext:value-type="string">
            <text:p>Omnivorous</text:p>
          </table:table-cell>
          <table:table-cell office:value-type="float" office:value="6" calcext:value-type="float">
            <text:p>6</text:p>
          </table:table-cell>
          <table:table-cell office:value-type="float" office:value="1.082" calcext:value-type="float">
            <text:p>1.0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Rogers, D. 2001. "Anas platyrhynchos" (On-line), Animal Diversity Web. Accessed June 02, 2022 at <text:a xlink:href="https://animaldiversity.org/accounts/Anas_platyrhynchos/" xlink:type="simple">https://animaldiversity.org/accounts/Anas_platyrhyncho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Geococcyx californianus</text:p>
          </table:table-cell>
          <table:table-cell table:style-name="ce19" office:value-type="string" calcext:value-type="string">
            <text:p>Omnivorous</text:p>
          </table:table-cell>
          <table:table-cell office:value-type="float" office:value="6.5" calcext:value-type="float">
            <text:p>6.5</text:p>
          </table:table-cell>
          <table:table-cell office:value-type="float" office:value="0.284" calcext:value-type="float">
            <text:p>0.28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Grisham, E. 2005. "Geococcyx californianus" (On-line), Animal Diversity Web. Accessed June 03, 2022 at <text:a xlink:href="https://animaldiversity.org/accounts/Geococcyx_californianus/" xlink:type="simple">https://animaldiversity.org/accounts/Geococcyx_californianus/</text:a></text:p>
          </table:table-cell>
          <table:table-cell office:value-type="string" calcext:value-type="string">
            <text:p>Measured from a photo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Bonasa umbellus</text:p>
          </table:table-cell>
          <table:table-cell table:style-name="ce19" office:value-type="string" calcext:value-type="string">
            <text:p>Omnivorous</text:p>
          </table:table-cell>
          <table:table-cell office:value-type="float" office:value="8" calcext:value-type="float">
            <text:p>8</text:p>
          </table:table-cell>
          <table:table-cell office:value-type="float" office:value="0.5605" calcext:value-type="float">
            <text:p>0.5605</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Hewitt, D.G., Lafon, N.W. and Kirkpatrick, R.L. 1997. Effect of Tannins on Galliform Cecal Partitioning. Physiological Zoology 70 (2): 175–180.</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Corvus brachyrhynchos</text:p>
          </table:table-cell>
          <table:table-cell table:style-name="ce19" office:value-type="string" calcext:value-type="string">
            <text:p>Omnivorous</text:p>
          </table:table-cell>
          <table:table-cell office:value-type="float" office:value="8.8" calcext:value-type="float">
            <text:p>8.8</text:p>
          </table:table-cell>
          <table:table-cell office:value-type="float" office:value="0.4536" calcext:value-type="float">
            <text:p>0.453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ext:a xlink:href="https://www.birds-of-north-america.net/American_Crow_Eastern.html" xlink:type="simple">https://www.birds-of-north-america.net/American_Crow_Eastern.html</text:a></text:p>
          </table:table-cell>
          <table:table-cell office:value-type="string" calcext:value-type="string">
            <text:p>Measured from photos (n=5)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yocopus pileatus</text:p>
          </table:table-cell>
          <table:table-cell table:style-name="ce19" office:value-type="string" calcext:value-type="string">
            <text:p>Omnivorous</text:p>
          </table:table-cell>
          <table:table-cell office:value-type="float" office:value="9.25" calcext:value-type="float">
            <text:p>9.25</text:p>
          </table:table-cell>
          <table:table-cell office:value-type="float" office:value="0.2625" calcext:value-type="float">
            <text:p>0.2625</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Tobalske, B.W. 1996. Scaling of Muscle Composition, Wing Morphology, and Intermittent Flight Behavior in Woodpeckers. The Auk 113 (1): 151–177.</text:p>
          </table:table-cell>
          <table:table-cell office:value-type="string" calcext:value-type="string">
            <text:p>Measured from photos (n=4)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Phasianus colchicus</text:p>
          </table:table-cell>
          <table:table-cell table:style-name="ce19" office:value-type="string" calcext:value-type="string">
            <text:p>Omnivorous</text:p>
          </table:table-cell>
          <table:table-cell office:value-type="float" office:value="10" calcext:value-type="float">
            <text:p>10</text:p>
          </table:table-cell>
          <table:table-cell office:value-type="float" office:value="1.263" calcext:value-type="float">
            <text:p>1.263</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witzer, C. 2011. "Phasianus colchicus" (On-line), Animal Diversity Web. Accessed June 02, 2022 at <text:a xlink:href="https://animaldiversity.org/accounts/Phasianus_colchicus/" xlink:type="simple">https://animaldiversity.org/accounts/Phasianus_colchicus/</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Aves</text:p>
          </table:table-cell>
          <table:table-cell office:value-type="string" calcext:value-type="string">
            <text:p><text:span text:style-name="T1">Meleagris gallopavo</text:span> wild male</text:p>
          </table:table-cell>
          <table:table-cell table:style-name="ce19" office:value-type="string" calcext:value-type="string">
            <text:p>Omnivorous</text:p>
          </table:table-cell>
          <table:table-cell office:value-type="float" office:value="12.33" calcext:value-type="float">
            <text:p>12.33</text:p>
          </table:table-cell>
          <table:table-cell office:value-type="float" office:value="8.9" calcext:value-type="float">
            <text:p>8.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McCullough, J. 2001. "Meleagris gallopavo" (On-line), Animal Diversity Web. Accessed June 02, 2022 at <text:a xlink:href="https://animaldiversity.org/accounts/Meleagris_gallopavo/" xlink:type="simple">https://animaldiversity.org/accounts/Meleagris_gallopavo/</text:a></text:p>
          </table:table-cell>
          <table:table-cell office:value-type="string" calcext:value-type="string">
            <text:p>Measured from photos (n=3) in Elbroch et al. (2012).</text:p>
          </table:table-cell>
          <table:table-cell table:number-columns-repeated="1014"/>
        </table:table-row>
        <table:table-row table:style-name="ro1">
          <table:table-cell table:style-name="ce25" office:value-type="string" calcext:value-type="string">
            <text:p>Amniota, Reptilia, Archosauria, Aves</text:p>
          </table:table-cell>
          <table:table-cell table:style-name="ce30" office:value-type="string" calcext:value-type="string">
            <text:p>Dromaius novaehollandiae</text:p>
          </table:table-cell>
          <table:table-cell table:style-name="ce19" office:value-type="string" calcext:value-type="string">
            <text:p>Omnivorous</text:p>
          </table:table-cell>
          <table:table-cell office:value-type="float" office:value="20" calcext:value-type="float">
            <text:p>20</text:p>
          </table:table-cell>
          <table:table-cell office:value-type="float" office:value="34.2" calcext:value-type="float">
            <text:p>34.2</text:p>
          </table:table-cell>
          <table:table-cell office:value-type="string" calcext:value-type="string">
            <text:p><text:a xlink:href="https://www.pinterest.com.au/pin/tracks-and-signs--468304061222059910/" xlink:type="simple">https://www.pinterest.com.au/pin/tracks-and-signs--468304061222059910/</text:a></text:p>
          </table:table-cell>
          <table:table-cell office:value-type="string" calcext:value-type="string">
            <text:p><text:a xlink:href="https://www.jungledragon.com/specie/675/emu.html" xlink:type="simple">https://www.jungledragon.com/specie/675/emu.html</text:a></text:p>
          </table:table-cell>
          <table:table-cell office:value-type="string" calcext:value-type="string">
            <text:p>none</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moreletii</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5.5" calcext:value-type="float">
            <text:p>5.5</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Platt, S.G., Rainwater, T.R., Thorbjarnarson, J.B., Finger, A.G., Anderson, T.A. and McMurry, S.T. 2009. Size estimation, morphometrics, sex ratio, sexual size dimorphism, and biomass of Morelet’s crocodile in northern Belize. Caribbean Journal of Science 45 (1): 80–93.</text:p>
          </table:table-cell>
          <table:table-cell office:value-type="string" calcext:value-type="string">
            <text:p>30-mm-wide scat was produced by a 120-cm-long individual (Milàn 2012), which body length corresponds to the body mass of about 5.5 kg (Platt et al. 200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Paleosuchus palpebrosus</text:p>
          </table:table-cell>
          <table:table-cell table:style-name="ce24" office:value-type="string" calcext:value-type="string">
            <text:p>Carnivorous</text:p>
          </table:table-cell>
          <table:table-cell office:value-type="float" office:value="34" calcext:value-type="float">
            <text:p>34</text:p>
          </table:table-cell>
          <table:table-cell office:value-type="float" office:value="17" calcext:value-type="float">
            <text:p>17</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arquis, O., Mathevon, N., Aubin, T., Gaucher, P. and Lemaire, J. 2020. Observations on breeding site, bioacoustics and biometry of hatchlings of Paleosuchus trigonatus (Schneider, 1801) from French Guiana (Crocodylia: Alligatoridae). Herpetology Notes 13: 513–516.</text:p>
          </table:table-cell>
          <table:table-cell office:value-type="string" calcext:value-type="string">
            <text:p><text:span text:style-name="T3">The body mass is taken from a similarly sized individual of </text:span><text:span text:style-name="T4">Paleosuchus trigonatus</text:span><text:span text:style-name="T5">.</text:span></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rhombifer</text:p>
          </table:table-cell>
          <table:table-cell table:style-name="ce24" office:value-type="string" calcext:value-type="string">
            <text:p>Carnivorous</text:p>
          </table:table-cell>
          <table:table-cell office:value-type="float" office:value="39" calcext:value-type="float">
            <text:p>39</text:p>
          </table:table-cell>
          <table:table-cell office:value-type="float" office:value="100" calcext:value-type="float">
            <text:p>100</text:p>
          </table:table-cell>
          <table:table-cell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Larsson, H.-O. and Wihman, J. 1989. Breeding the Cuban crocodile Crocodylus rhombifer at Skansen Aquarium. International Zoo Yearbook 28 (1): 110–113.</text:p>
          </table:table-cell>
          <table:table-cell office:value-type="string" calcext:value-type="string">
            <text:p>39-mm-wide scat was produced by a 250-cm-long individual (Milàn 2012), which body length corresponds to the body mass of about 100 kg (Larsson and Wihman 1989).</text:p>
          </table:table-cell>
          <table:table-cell table:number-columns-repeated="1014"/>
        </table:table-row>
        <table:table-row table:style-name="ro1">
          <table:table-cell table:style-name="ce25" office:value-type="string" calcext:value-type="string">
            <text:p>Amniota, Reptilia, Archosauria, Crocodilia</text:p>
          </table:table-cell>
          <table:table-cell table:style-name="ce30" office:value-type="string" calcext:value-type="string">
            <text:p>Crocodylus cataphractus</text:p>
          </table:table-cell>
          <table:table-cell table:style-name="ce24" office:value-type="string" calcext:value-type="string">
            <text:p>Carnivorous</text:p>
          </table:table-cell>
          <table:table-cell office:value-type="float" office:value="68.2" calcext:value-type="float">
            <text:p>68.2</text:p>
          </table:table-cell>
          <table:table-cell office:value-type="float" office:value="200" calcext:value-type="float">
            <text:p>200</text:p>
          </table:table-cell>
          <table:table-cell table:number-columns-repeated="2" office:value-type="string" calcext:value-type="string">
            <text:p>Milàn, J. 2012. Crocodylian scatology – a look into morphology, internal architecture, inter- and intraspecific variation and prey remains in extant crocodylian feces. New Mexico Museum of Natural History and Science, Bulletin 57: 65–71.</text:p>
          </table:table-cell>
          <table:table-cell office:value-type="string" calcext:value-type="string">
            <text:p>Mean diameter based on 5 scats produced by two individuals of the same body mass.</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Sceloporus occidentalis</text:p>
          </table:table-cell>
          <table:table-cell table:style-name="ce24" office:value-type="string" calcext:value-type="string">
            <text:p>Carnivorous</text:p>
          </table:table-cell>
          <table:table-cell office:value-type="float" office:value="4" calcext:value-type="float">
            <text:p>4</text:p>
          </table:table-cell>
          <table:table-cell office:value-type="float" office:value="0.01152" calcext:value-type="float">
            <text:p>0.01152</text:p>
          </table:table-cell>
          <table:table-cell office:value-type="string" calcext:value-type="string">
            <text:p><text:a xlink:href="https://www.bear-tracker.com/lizard.html" xlink:type="simple">https://www.bear-tracker.com/lizard.html</text:a></text:p>
          </table:table-cell>
          <table:table-cell office:value-type="string" calcext:value-type="string">
            <text:p>Cleveland, F. 1969. Effect of Parietalectomy on Oxygen Consumption, Heart Rate and Ventilatory in Sceloporus occidentalis. The College of William and Mary in Virginia.</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hrynosoma cornutum</text:p>
          </table:table-cell>
          <table:table-cell table:style-name="ce24" office:value-type="string" calcext:value-type="string">
            <text:p>Carnivorous</text:p>
          </table:table-cell>
          <table:table-cell office:value-type="float" office:value="10.5" calcext:value-type="float">
            <text:p>10.5</text:p>
          </table:table-cell>
          <table:table-cell office:value-type="float" office:value="0.0385" calcext:value-type="float">
            <text:p>0.0385</text:p>
          </table:table-cell>
          <table:table-cell office:value-type="string" calcext:value-type="string">
            <text:p><text:a xlink:href="http://www.californiaherps.com/noncal/misc/misclizards/pages/p.cornutum.html" xlink:type="simple">http://www.californiaherps.com/noncal/misc/misclizards/pages/p.cornutum.html</text:a></text:p>
          </table:table-cell>
          <table:table-cell office:value-type="string" calcext:value-type="string">
            <text:p>Bonine, K.E., Gleeson, T.T. and Garland, T. 2005. Muscle fiber-type variation in lizards (Squamata) and phylogenetic reconstruction of hypothesized ancestral states. Journal of Experimental Biology 208 (23): 4529–4547.</text:p>
          </table:table-cell>
          <table:table-cell office:value-type="string" calcext:value-type="string">
            <text:p>none</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Crotalus atrox</text:p>
          </table:table-cell>
          <table:table-cell table:style-name="ce24" office:value-type="string" calcext:value-type="string">
            <text:p>Carnivorous</text:p>
          </table:table-cell>
          <table:table-cell office:value-type="float" office:value="10.67" calcext:value-type="float">
            <text:p>10.67</text:p>
          </table:table-cell>
          <table:table-cell office:value-type="float" office:value="0.3199" calcext:value-type="float">
            <text:p>0.3199</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Beck, D.D. 1995. Ecology and Energetics of Three Sympatric Rattlesnake Species in the Sonoran Desert. Journal of Herpetology 29 (2): 211–223.</text:p>
          </table:table-cell>
          <table:table-cell office:value-type="string" calcext:value-type="string">
            <text:p>Measured from photos (n=3)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ituophis catenifer</text:p>
          </table:table-cell>
          <table:table-cell table:style-name="ce24" office:value-type="string" calcext:value-type="string">
            <text:p>Carnivorous</text:p>
          </table:table-cell>
          <table:table-cell office:value-type="float" office:value="11" calcext:value-type="float">
            <text:p>11</text:p>
          </table:table-cell>
          <table:table-cell office:value-type="float" office:value="0.34" calcext:value-type="float">
            <text:p>0.34</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Rodríguez-Robles, J.A. 2003. Home Ranges of Gopher Snakes (Pituophis catenifer, Colubridae) in Central California. Copeia 2003 (2): 391–396.</text:p>
          </table:table-cell>
          <table:table-cell office:value-type="string" calcext:value-type="string">
            <text:p>Measured from a photo in Elbroch et al. (2012).</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Vipera berus</text:p>
          </table:table-cell>
          <table:table-cell table:style-name="ce24" office:value-type="string" calcext:value-type="string">
            <text:p>Carnivorous</text:p>
          </table:table-cell>
          <table:table-cell office:value-type="float" office:value="13" calcext:value-type="float">
            <text:p>13</text:p>
          </table:table-cell>
          <table:table-cell office:value-type="float" office:value="0.099565" calcext:value-type="float">
            <text:p>0.09956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Újvári, B., Lazányi, I., Farkas, B. and Korsós, Z. 2001. An isolated Adder (Vipera berus) population in Hungary. Natural History Museum of Crete, University of Crete, Irakleio, Crete, Greece, 127-135.</text:p>
          </table:table-cell>
          <table:table-cell office:value-type="string" calcext:value-type="string">
            <text:p>Measured from fig. 2M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Python regius</text:p>
          </table:table-cell>
          <table:table-cell table:style-name="ce24" office:value-type="string" calcext:value-type="string">
            <text:p>Carnivorous</text:p>
          </table:table-cell>
          <table:table-cell office:value-type="float" office:value="30" calcext:value-type="float">
            <text:p>30</text:p>
          </table:table-cell>
          <table:table-cell office:value-type="float" office:value="1.2286" calcext:value-type="float">
            <text:p>1.2286</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Aubret, F., Bonnet, X., Harris, M. and Maumelat, S. 2005. Sex differences in body size and ectoparasite load in the ball python, Python regius. Journal of Herpetology 39 (2): 315-320.</text:p>
          </table:table-cell>
          <table:table-cell office:value-type="string" calcext:value-type="string">
            <text:p>Measured from fig. 2H, I in Brachaniec et al. (2021).</text:p>
          </table:table-cell>
          <table:table-cell table:number-columns-repeated="1014"/>
        </table:table-row>
        <table:table-row table:style-name="ro1">
          <table:table-cell table:style-name="ce26" office:value-type="string" calcext:value-type="string">
            <text:p>Amniota, Reptilia, Squamata</text:p>
          </table:table-cell>
          <table:table-cell table:style-name="ce30" office:value-type="string" calcext:value-type="string">
            <text:p>Ophiophagus hannah</text:p>
          </table:table-cell>
          <table:table-cell table:style-name="ce24" office:value-type="string" calcext:value-type="string">
            <text:p>Carnivorous</text:p>
          </table:table-cell>
          <table:table-cell office:value-type="float" office:value="45" calcext:value-type="float">
            <text:p>45</text:p>
          </table:table-cell>
          <table:table-cell office:value-type="float" office:value="3.95" calcext:value-type="float">
            <text:p>3.95</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Shankar, P.G., Ganesh, S.R., Whitaker, R. and Prashanth, P. 2013. King Cobra Ophiophagus hannah (Cantor, 1836) encounters in human-modified rainforests of the Western Ghats, India. Hamadryad 36 (2): 62–68.</text:p>
          </table:table-cell>
          <table:table-cell office:value-type="string" calcext:value-type="string">
            <text:p>Measured from fig. 2K in Brachaniec et al. (2021).</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5" calcext:value-type="float">
            <text:p>15</text:p>
          </table:table-cell>
          <table:table-cell office:value-type="float" office:value="8.2" calcext:value-type="float">
            <text:p>8.2</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H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ydra serpentina</text:p>
          </table:table-cell>
          <table:table-cell table:style-name="ce24" office:value-type="string" calcext:value-type="string">
            <text:p>Carnivorous</text:p>
          </table:table-cell>
          <table:table-cell office:value-type="float" office:value="18.75" calcext:value-type="float">
            <text:p>18.75</text:p>
          </table:table-cell>
          <table:table-cell office:value-type="float" office:value="13.1" calcext:value-type="float">
            <text:p>13.1</text:p>
          </table:table-cell>
          <table:table-cell table:number-columns-repeated="2" office:value-type="string" calcext:value-type="string">
            <text:p>Farlow, J.O., Chin, K., Argast, A. and Poppy, S. 2010. Coprolites from the Pipe Creek Sinkhole (Late Neogene, Grant County, Indiana, U.S.A.). Journal of Vertebrate Paleontology 30 (3): 959–969.</text:p>
          </table:table-cell>
          <table:table-cell office:value-type="string" calcext:value-type="string">
            <text:p>Measured from fig. 10A-G in Farlow et al. (2010)</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Gopherus agassizii</text:p>
          </table:table-cell>
          <table:table-cell table:style-name="ce20" office:value-type="string" calcext:value-type="string">
            <text:p>Herbivorous</text:p>
          </table:table-cell>
          <table:table-cell office:value-type="float" office:value="15.13" calcext:value-type="float">
            <text:p>15.13</text:p>
          </table:table-cell>
          <table:table-cell office:value-type="float" office:value="17" calcext:value-type="float">
            <text:p>17</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Crozier, G. 1999. "Gopherus agassizii" (On-line), Animal Diversity Web. Accessed May 22, 2022 at <text:a xlink:href="https://animaldiversity.org/accounts/Gopherus_agassizii/" xlink:type="simple">https://animaldiversity.org/accounts/Gopherus_agassizii/</text:a></text:p>
          </table:table-cell>
          <table:table-cell office:value-type="string" calcext:value-type="string">
            <text:p>Measured from photos (n=8) in Elbroch et al. (2012).</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rysemys picta</text:p>
          </table:table-cell>
          <table:table-cell table:style-name="ce19" office:value-type="string" calcext:value-type="string">
            <text:p>Omnivorous</text:p>
          </table:table-cell>
          <table:table-cell office:value-type="float" office:value="5" calcext:value-type="float">
            <text:p>5</text:p>
          </table:table-cell>
          <table:table-cell office:value-type="float" office:value="0.39" calcext:value-type="float">
            <text:p>0.39</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arren, D.E. and Jackson, D.C. 2017. The metabolic consequences of repeated anoxic stress in the western painted turtle, Chrysemys picta bellii. Comparative Biochemistry and Physiology Part A: Molecular &amp; Integrative Physiology 203: 1–8.</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Chelonia mydas</text:p>
          </table:table-cell>
          <table:table-cell table:style-name="ce19" office:value-type="string" calcext:value-type="string">
            <text:p>Omnivorous</text:p>
          </table:table-cell>
          <table:table-cell office:value-type="float" office:value="12.5" calcext:value-type="float">
            <text:p>12.5</text:p>
          </table:table-cell>
          <table:table-cell office:value-type="float" office:value="44.6" calcext:value-type="float">
            <text:p>44.6</text:p>
          </table:table-cell>
          <table:table-cell office:value-type="string" calcext:value-type="string">
            <text:p>Balazs, G.H., Fujioka, R. and Fujioka, C. 1993. Marine turtle faeces on Hawaiian beaches. Marine Pollution Bulletin 26 (7): 392–394.</text:p>
          </table:table-cell>
          <table:table-cell office:value-type="string" calcext:value-type="string">
            <text:p>Sterling, E.J., McFadden, K.W., Holmes, K.E., Vintinner, E.C., Arengo, F. and Naro-Maciel, E. 2013. Ecology and Conservation of Marine Turtles in a Central Pacific Foraging Ground. Chelonian Conservation and Biology 12 (1): 2–16.</text:p>
          </table:table-cell>
          <table:table-cell office:value-type="string" calcext:value-type="string">
            <text:p>none</text:p>
          </table:table-cell>
          <table:table-cell table:number-columns-repeated="1014"/>
        </table:table-row>
        <table:table-row table:style-name="ro1">
          <table:table-cell table:style-name="ce27" office:value-type="string" calcext:value-type="string">
            <text:p>Amniota, Reptilia, Testudines</text:p>
          </table:table-cell>
          <table:table-cell table:style-name="ce30" office:value-type="string" calcext:value-type="string">
            <text:p>Testudo hermanni</text:p>
          </table:table-cell>
          <table:table-cell table:style-name="ce19" office:value-type="string" calcext:value-type="string">
            <text:p>Omnivorous</text:p>
          </table:table-cell>
          <table:table-cell office:value-type="float" office:value="18" calcext:value-type="float">
            <text:p>18</text:p>
          </table:table-cell>
          <table:table-cell office:value-type="float" office:value="1.44" calcext:value-type="float">
            <text:p>1.44</text:p>
          </table:table-cell>
          <table:table-cell office:value-type="string" calcext:value-type="string">
            <text:p>Brachaniec, T., Środek, D., Surmik, D., Niedźwiedzki, R., Georgalis, G.L., Płachno, B.J., Duda, P., Lukeneder, A., Gorzelak, P. and Salamon, M.A. 2021. Comparative Actualistic Study Hints at Origins of Intriguing Miocene “Coprolites” of Poland. <text:a xlink:href="https://doi.org/10.21203/rs.3.rs-864768/v1" xlink:type="simple">https://doi.org/10.21203/rs.3.rs-864768/v1</text:a></text:p>
          </table:table-cell>
          <table:table-cell office:value-type="string" calcext:value-type="string">
            <text:p>Djurakíc, M., Djordjevíc, S., Bonnet, X., Tomovíc, L., Ajtíc, R. and Golubovíc, A. 2011. Sexual body size and body shape dimorphism of Testudo hermanni in central and eastern Serbia. Amphibia-Reptilia 32 (4): 445–458.</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woodhousii</text:p>
          </table:table-cell>
          <table:table-cell table:style-name="ce24" office:value-type="string" calcext:value-type="string">
            <text:p>Carnivorous</text:p>
          </table:table-cell>
          <table:table-cell office:value-type="float" office:value="8" calcext:value-type="float">
            <text:p>8</text:p>
          </table:table-cell>
          <table:table-cell office:value-type="float" office:value="0.0482" calcext:value-type="float">
            <text:p>0.048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Burggren, W.W. and Vitalis, T.Z. 2005. The interplay of cutaneous water loss, gas exchange and blood flow in the toad, Bufo woodhousei: adaptations in a terrestrially adapted amphibian. Journal of Experimental Biology 208 (1): 105–112.</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Anura</text:p>
          </table:table-cell>
          <table:table-cell table:style-name="ce30" office:value-type="string" calcext:value-type="string">
            <text:p>Anaxyrus boreas</text:p>
          </table:table-cell>
          <table:table-cell table:style-name="ce24" office:value-type="string" calcext:value-type="string">
            <text:p>Carnivorous</text:p>
          </table:table-cell>
          <table:table-cell office:value-type="float" office:value="9.5" calcext:value-type="float">
            <text:p>9.5</text:p>
          </table:table-cell>
          <table:table-cell office:value-type="float" office:value="0.1006" calcext:value-type="float">
            <text:p>0.1006</text:p>
          </table:table-cell>
          <table:table-cell office:value-type="string" calcext:value-type="string">
            <text:p>Elbroch, M., Kresky, M. and Evans, J. 2012. Field guide to animal tracks and scat of California. University of California Press, Berkeley, Los Angeles, London.</text:p>
          </table:table-cell>
          <table:table-cell office:value-type="string" calcext:value-type="string">
            <text:p>Walton, B., Peterson, C. and Bennett, A. 1994. Is walking costly for anurans? The energetic cost of walking in the northern toad Bufo boreas halophilus. The Journal of Experimental Biology 197 (1): 165-178.</text:p>
          </table:table-cell>
          <table:table-cell office:value-type="string" calcext:value-type="string">
            <text:p>Measured from photos (n=4) in Elbroch et al. (2012).</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Notophthalmus viridescens</text:p>
          </table:table-cell>
          <table:table-cell table:style-name="ce24" office:value-type="string" calcext:value-type="string">
            <text:p>Carnivorous</text:p>
          </table:table-cell>
          <table:table-cell office:value-type="float" office:value="3" calcext:value-type="float">
            <text:p>3</text:p>
          </table:table-cell>
          <table:table-cell office:value-type="float" office:value="0.0054" calcext:value-type="float">
            <text:p>0.005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Pereira, K.E., Cava, K.A. and Woodley, S.K. 2021. An Evaluation of Immersive and Handling Methods for Collecting Salamander Skin Peptides. Journal of Herpetology 55 (4): 318–324.</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tigrinum</text:p>
          </table:table-cell>
          <table:table-cell table:style-name="ce24" office:value-type="string" calcext:value-type="string">
            <text:p>Carnivorous</text:p>
          </table:table-cell>
          <table:table-cell office:value-type="float" office:value="5" calcext:value-type="float">
            <text:p>5</text:p>
          </table:table-cell>
          <table:table-cell office:value-type="float" office:value="0.009402" calcext:value-type="float">
            <text:p>0.009402</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Wentz, A. 2001. "Ambystoma tigrinum" (On-line), Animal Diversity Web. Accessed May 22, 2022 at <text:a xlink:href="https://animaldiversity.org/accounts/Ambystoma_tigrinum/" xlink:type="simple">https://animaldiversity.org/accounts/Ambystoma_tigrinum/</text:a></text:p>
          </table:table-cell>
          <table:table-cell office:value-type="string" calcext:value-type="string">
            <text:p>none</text:p>
          </table:table-cell>
          <table:table-cell table:number-columns-repeated="1014"/>
        </table:table-row>
        <table:table-row table:style-name="ro1">
          <table:table-cell table:style-name="ce28" office:value-type="string" calcext:value-type="string">
            <text:p>Amphibia, Urodela</text:p>
          </table:table-cell>
          <table:table-cell table:style-name="ce30" office:value-type="string" calcext:value-type="string">
            <text:p>Ambystoma maculatum</text:p>
          </table:table-cell>
          <table:table-cell table:style-name="ce24" office:value-type="string" calcext:value-type="string">
            <text:p>Carnivorous</text:p>
          </table:table-cell>
          <table:table-cell office:value-type="float" office:value="6" calcext:value-type="float">
            <text:p>6</text:p>
          </table:table-cell>
          <table:table-cell office:value-type="float" office:value="0.01284" calcext:value-type="float">
            <text:p>0.01284</text:p>
          </table:table-cell>
          <table:table-cell office:value-type="string" calcext:value-type="string">
            <text:p>Halfpenny, J.C. 2008. Scats and tracks of North America: a field guide to the signs of nearly 150 wildlife species. Falcon Guides, USA.</text:p>
          </table:table-cell>
          <table:table-cell office:value-type="string" calcext:value-type="string">
            <text:p>Stout, N. and G. Hammond 2007. "Ambystoma maculatum" (On-line), Animal Diversity Web. Accessed May 22, 2022 at <text:a xlink:href="https://animaldiversity.org/accounts/Ambystoma_maculatum/" xlink:type="simple">https://animaldiversity.org/accounts/Ambystoma_maculatum/</text:a></text:p>
          </table:table-cell>
          <table:table-cell office:value-type="string" calcext:value-type="string">
            <text:p>none</text:p>
          </table:table-cell>
          <table:table-cell table:number-columns-repeated="1014"/>
        </table:table-row>
        <table:table-row table:style-name="ro1" table:number-rows-repeated="1048366">
          <table:table-cell table:number-columns-repeated="1022"/>
        </table:table-row>
        <table:table-row table:style-name="ro2" table:number-rows-repeated="14">
          <table:table-cell table:number-columns-repeated="1022"/>
        </table:table-row>
        <table:table-row table:style-name="ro2">
          <table:table-cell table:number-columns-repeated="1022"/>
        </table:table-row>
      </table:table>
      <table:named-expressions/>
      <table:database-ranges>
        <table:database-range table:name="__Anonymous_Sheet_DB__0" table:target-range-address="Sheet1.A5:Sheet1.H19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otr Bajdek</meta:initial-creator>
    <meta:creation-date>2022-05-22T03:30:09.209234332</meta:creation-date>
    <dc:date>2023-01-31T02:19:50.269326550</dc:date>
    <dc:creator>Piotr Bajdek</dc:creator>
    <meta:editing-duration>P1DT23H31M31S</meta:editing-duration>
    <meta:editing-cycles>303</meta:editing-cycles>
    <meta:generator>LibreOffice/7.4.5.1$Linux_X86_64 LibreOffice_project/9c0871452b3918c1019dde9bfac75448afc4b57f</meta:generator>
    <meta:document-statistic meta:table-count="1" meta:cell-count="1530" meta:object-count="0"/>
  </office:meta>
</office:document-meta>
</file>